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urier New" svg:font-family="'Courier New'" style:font-family-generic="modern"/>
    <style:font-face style:name="MS Gothic1" svg:font-family="'MS Gothic', 'ＭＳ ゴシック'" style:font-family-generic="modern"/>
    <style:font-face style:name="Arial2" svg:font-family="Arial" style:font-family-generic="swiss"/>
    <style:font-face style:name="Courier New1" svg:font-family="'Courier New'" style:font-family-generic="modern" style:font-pitch="fixed"/>
    <style:font-face style:name="MS Gothic" svg:font-family="'MS Gothic', 'ＭＳ ゴシック'"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3.296cm" style:rel-column-width="51255*"/>
    </style:style>
    <style:style style:name="Tableau1.B" style:family="table-column">
      <style:table-column-properties style:column-width="3.704cm" style:rel-column-width="14280*"/>
    </style:style>
    <style:style style:name="Tableau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b2b2b2"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1.797cm" style:rel-column-width="45476*"/>
    </style:style>
    <style:style style:name="Tableau2.B" style:family="table-column">
      <style:table-column-properties style:column-width="1.808cm" style:rel-column-width="6969*"/>
    </style:style>
    <style:style style:name="Tableau2.C" style:family="table-column">
      <style:table-column-properties style:column-width="1.896cm" style:rel-column-width="7309*"/>
    </style:style>
    <style:style style:name="Tableau2.D" style:family="table-column">
      <style:table-column-properties style:column-width="1.499cm" style:rel-column-width="5781*"/>
    </style:style>
    <style:style style:name="Tableau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b2b2b2"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8pt" fo:font-weight="bold" officeooo:rsid="0037e21e" officeooo:paragraph-rsid="0037e21e" style:font-size-asian="18pt" style:font-weight-asian="bold" style:font-size-complex="18pt" style:font-weight-complex="bold"/>
    </style:style>
    <style:style style:name="P2" style:family="paragraph" style:parent-style-name="Standard">
      <style:text-properties style:font-name="Arial" fo:font-size="18pt" fo:font-weight="bold" officeooo:rsid="002743ed" officeooo:paragraph-rsid="005ef6cc" style:font-size-asian="18pt" style:font-weight-asian="bold" style:font-size-complex="18pt" style:font-weight-complex="bold"/>
    </style:style>
    <style:style style:name="P3" style:family="paragraph" style:parent-style-name="Standard">
      <style:text-properties style:font-name="Arial" fo:font-size="18pt" officeooo:rsid="0015a7bd" officeooo:paragraph-rsid="0037e21e" style:font-size-asian="18pt" style:font-size-complex="18pt"/>
    </style:style>
    <style:style style:name="P4" style:family="paragraph" style:parent-style-name="Standard">
      <style:text-properties style:font-name="Arial" fo:font-size="10pt" fo:font-weight="normal" officeooo:rsid="0019d37b" officeooo:paragraph-rsid="001b7302" style:font-size-asian="10pt" style:font-weight-asian="normal" style:font-size-complex="10pt" style:font-weight-complex="normal"/>
    </style:style>
    <style:style style:name="P5" style:family="paragraph" style:parent-style-name="Standard">
      <style:text-properties style:font-name="Arial" fo:font-size="10pt" fo:font-weight="normal" officeooo:rsid="00186291" officeooo:paragraph-rsid="00390db8" style:font-size-asian="10pt" style:font-weight-asian="normal" style:font-size-complex="10pt" style:font-weight-complex="normal"/>
    </style:style>
    <style:style style:name="P6" style:family="paragraph" style:parent-style-name="Standard">
      <style:text-properties style:font-name="Arial" fo:font-size="10pt" fo:font-weight="normal" officeooo:rsid="00186291" officeooo:paragraph-rsid="003a31f3" style:font-size-asian="10pt" style:font-weight-asian="normal" style:font-size-complex="10pt" style:font-weight-complex="normal"/>
    </style:style>
    <style:style style:name="P7" style:family="paragraph" style:parent-style-name="Standard">
      <style:text-properties style:font-name="Arial" fo:font-size="10pt" fo:font-weight="normal" officeooo:rsid="001985bc" officeooo:paragraph-rsid="003a31f3" style:font-size-asian="10pt" style:font-weight-asian="normal" style:font-size-complex="10pt" style:font-weight-complex="normal"/>
    </style:style>
    <style:style style:name="P8" style:family="paragraph" style:parent-style-name="Standard">
      <style:text-properties style:font-name="Arial" fo:font-size="10pt" fo:font-weight="normal" officeooo:rsid="001eddae" officeooo:paragraph-rsid="003a31f3" style:font-size-asian="10pt" style:font-weight-asian="normal" style:font-size-complex="10pt" style:font-weight-complex="normal"/>
    </style:style>
    <style:style style:name="P9" style:family="paragraph" style:parent-style-name="Standard">
      <style:text-properties style:font-name="Arial" fo:font-size="10pt" fo:font-weight="normal" officeooo:rsid="0069be49" officeooo:paragraph-rsid="0069be49" style:font-size-asian="10pt" style:font-weight-asian="normal" style:font-size-complex="10pt" style:font-weight-complex="normal"/>
    </style:style>
    <style:style style:name="P10" style:family="paragraph" style:parent-style-name="Standard">
      <style:text-properties style:font-name="Arial" fo:font-size="10pt" fo:font-weight="normal" officeooo:rsid="0078de96" officeooo:paragraph-rsid="0078de96" style:font-size-asian="10pt" style:font-weight-asian="normal" style:font-size-complex="10pt" style:font-weight-complex="normal"/>
    </style:style>
    <style:style style:name="P11" style:family="paragraph" style:parent-style-name="Standard">
      <style:text-properties style:font-name="Arial" fo:font-size="10pt" fo:font-weight="normal" officeooo:rsid="0078de96" officeooo:paragraph-rsid="0079c13f" style:font-size-asian="10pt" style:font-weight-asian="normal" style:font-size-complex="10pt" style:font-weight-complex="normal"/>
    </style:style>
    <style:style style:name="P12" style:family="paragraph" style:parent-style-name="Standard">
      <style:text-properties style:font-name="Arial" fo:font-size="10pt" fo:font-weight="normal" officeooo:rsid="0079c13f" officeooo:paragraph-rsid="0079c13f" style:font-size-asian="10pt" style:font-weight-asian="normal" style:font-size-complex="10pt" style:font-weight-complex="normal"/>
    </style:style>
    <style:style style:name="P13" style:family="paragraph" style:parent-style-name="Standard">
      <style:text-properties style:font-name="Arial" fo:font-size="10pt" fo:font-weight="normal" officeooo:rsid="007a8b76" officeooo:paragraph-rsid="007a8b76" style:font-size-asian="10pt" style:font-weight-asian="normal" style:font-size-complex="10pt" style:font-weight-complex="normal"/>
    </style:style>
    <style:style style:name="P14" style:family="paragraph" style:parent-style-name="Standard">
      <style:text-properties style:font-name="Arial" fo:font-size="10pt" fo:font-weight="normal" officeooo:rsid="007d1d3a" officeooo:paragraph-rsid="007d1d3a" style:font-size-asian="10pt" style:font-weight-asian="normal" style:font-size-complex="10pt" style:font-weight-complex="normal"/>
    </style:style>
    <style:style style:name="P15" style:family="paragraph" style:parent-style-name="Standard">
      <style:paragraph-properties fo:text-align="center" style:justify-single-word="false">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Standard">
      <style:text-properties style:font-name="Arial" fo:font-size="10pt" officeooo:rsid="0037e21e" officeooo:paragraph-rsid="0037e21e" style:font-size-asian="10pt" style:font-size-complex="10pt"/>
    </style:style>
    <style:style style:name="P17" style:family="paragraph" style:parent-style-name="Standard">
      <style:text-properties style:font-name="Arial" fo:font-size="10pt" officeooo:rsid="0037e21e" officeooo:paragraph-rsid="004786c1" style:font-size-asian="10pt" style:font-size-complex="10pt"/>
    </style:style>
    <style:style style:name="P18" style:family="paragraph" style:parent-style-name="Standard">
      <style:text-properties style:font-name="Arial" fo:font-size="10pt" officeooo:rsid="0037e21e" officeooo:paragraph-rsid="003a31f3" style:font-size-asian="10pt" style:font-size-complex="10pt"/>
    </style:style>
    <style:style style:name="P19" style:family="paragraph" style:parent-style-name="Standard">
      <style:text-properties style:font-name="Arial" fo:font-size="10pt" officeooo:rsid="0037e21e" officeooo:paragraph-rsid="005ef6cc" style:font-size-asian="10pt" style:font-size-complex="10pt"/>
    </style:style>
    <style:style style:name="P20" style:family="paragraph" style:parent-style-name="Standard">
      <style:text-properties style:font-name="Arial" fo:font-size="10pt" officeooo:rsid="0037e21e" officeooo:paragraph-rsid="00629e3b" style:font-size-asian="10pt" style:font-size-complex="10pt"/>
    </style:style>
    <style:style style:name="P21" style:family="paragraph" style:parent-style-name="Standard">
      <style:text-properties style:font-name="Arial" fo:font-size="10pt" officeooo:rsid="0037e21e" officeooo:paragraph-rsid="00644c9c" style:font-size-asian="10pt" style:font-size-complex="10pt"/>
    </style:style>
    <style:style style:name="P22" style:family="paragraph" style:parent-style-name="Standard">
      <style:text-properties style:font-name="Arial" fo:font-size="10pt" officeooo:rsid="0037e21e" officeooo:paragraph-rsid="0066097e" style:font-size-asian="10pt" style:font-size-complex="10pt"/>
    </style:style>
    <style:style style:name="P23" style:family="paragraph" style:parent-style-name="Standard">
      <style:text-properties style:font-name="Arial" fo:font-size="10pt" officeooo:rsid="0037e21e" officeooo:paragraph-rsid="005b1f20" style:font-size-asian="10pt" style:font-size-complex="10pt"/>
    </style:style>
    <style:style style:name="P24" style:family="paragraph" style:parent-style-name="Standard">
      <style:text-properties style:font-name="Arial" fo:font-size="10pt" officeooo:rsid="0015a7bd" officeooo:paragraph-rsid="0015a7bd" style:font-size-asian="10pt" style:font-size-complex="10pt"/>
    </style:style>
    <style:style style:name="P25" style:family="paragraph" style:parent-style-name="Standard">
      <style:text-properties style:font-name="Arial" fo:font-size="10pt" officeooo:rsid="0015a7bd" officeooo:paragraph-rsid="0060c561" style:font-size-asian="10pt" style:font-size-complex="10pt"/>
    </style:style>
    <style:style style:name="P26" style:family="paragraph" style:parent-style-name="Standard">
      <style:text-properties style:font-name="Arial" fo:font-size="10pt" officeooo:rsid="003e5521" officeooo:paragraph-rsid="003e5521" style:font-size-asian="10pt" style:font-size-complex="10pt"/>
    </style:style>
    <style:style style:name="P27" style:family="paragraph" style:parent-style-name="Standard">
      <style:text-properties style:font-name="Arial" fo:font-size="10pt" officeooo:paragraph-rsid="003a31f3" style:font-size-asian="10pt" style:font-size-complex="10pt"/>
    </style:style>
    <style:style style:name="P28" style:family="paragraph" style:parent-style-name="Standard">
      <style:text-properties style:font-name="Arial" fo:font-size="10pt" officeooo:rsid="0046e729" officeooo:paragraph-rsid="0046e729" style:font-size-asian="10pt" style:font-size-complex="10pt"/>
    </style:style>
    <style:style style:name="P29" style:family="paragraph" style:parent-style-name="Standard">
      <style:text-properties style:font-name="Arial" fo:font-size="10pt" officeooo:paragraph-rsid="005ef6cc" style:font-size-asian="10pt" style:font-size-complex="10pt"/>
    </style:style>
    <style:style style:name="P30" style:family="paragraph" style:parent-style-name="Standard">
      <style:text-properties style:font-name="Arial" fo:font-size="10pt" officeooo:rsid="0024c2c2" officeooo:paragraph-rsid="005ef6cc" style:font-size-asian="10pt" style:font-size-complex="10pt"/>
    </style:style>
    <style:style style:name="P31" style:family="paragraph" style:parent-style-name="Standard">
      <style:text-properties style:font-name="Arial" fo:font-size="10pt" officeooo:rsid="005b1f20" officeooo:paragraph-rsid="005ef6cc" style:font-size-asian="10pt" style:font-size-complex="10pt"/>
    </style:style>
    <style:style style:name="P32" style:family="paragraph" style:parent-style-name="Standard">
      <style:text-properties style:font-name="Arial" fo:font-size="10pt" officeooo:rsid="005b1f20" officeooo:paragraph-rsid="005dcdfe" style:font-size-asian="10pt" style:font-size-complex="10pt"/>
    </style:style>
    <style:style style:name="P33" style:family="paragraph" style:parent-style-name="Standard">
      <style:text-properties style:font-name="Arial" fo:font-size="10pt" officeooo:rsid="005dcdfe" officeooo:paragraph-rsid="005dcdfe" style:font-size-asian="10pt" style:font-size-complex="10pt"/>
    </style:style>
    <style:style style:name="P34" style:family="paragraph" style:parent-style-name="Standard">
      <style:text-properties style:font-name="Arial" fo:font-size="10pt" officeooo:paragraph-rsid="0015a7bd" style:font-size-asian="10pt" style:font-size-complex="10pt"/>
    </style:style>
    <style:style style:name="P35" style:family="paragraph" style:parent-style-name="Standard">
      <style:text-properties style:font-name="Arial" fo:font-size="10pt" officeooo:rsid="00171bc0" officeooo:paragraph-rsid="005ef6cc" style:font-size-asian="10pt" style:font-size-complex="10pt"/>
    </style:style>
    <style:style style:name="P36" style:family="paragraph" style:parent-style-name="Standard">
      <style:text-properties style:font-name="Arial" fo:font-size="10pt" officeooo:rsid="000c0afc" officeooo:paragraph-rsid="005ef6cc" style:font-size-asian="10pt" style:font-size-complex="10pt"/>
    </style:style>
    <style:style style:name="P37" style:family="paragraph" style:parent-style-name="Standard">
      <style:text-properties style:font-name="Arial" fo:font-size="10pt" officeooo:rsid="001fef35" officeooo:paragraph-rsid="005ef6cc" style:font-size-asian="10pt" style:font-size-complex="10pt"/>
    </style:style>
    <style:style style:name="P38" style:family="paragraph" style:parent-style-name="Standard">
      <style:text-properties style:font-name="Arial" fo:font-size="10pt" officeooo:rsid="0021e316" officeooo:paragraph-rsid="005ef6cc" style:font-size-asian="10pt" style:font-size-complex="10pt"/>
    </style:style>
    <style:style style:name="P39" style:family="paragraph" style:parent-style-name="Standard">
      <style:text-properties style:font-name="Arial" fo:font-size="10pt" officeooo:rsid="002a01eb" officeooo:paragraph-rsid="005ef6cc" style:font-size-asian="10pt" style:font-size-complex="10pt"/>
    </style:style>
    <style:style style:name="P40" style:family="paragraph" style:parent-style-name="Standard">
      <style:text-properties style:font-name="Arial" fo:font-size="10pt" officeooo:rsid="00290cb0" officeooo:paragraph-rsid="005ef6cc" style:font-size-asian="10pt" style:font-size-complex="10pt"/>
    </style:style>
    <style:style style:name="P41" style:family="paragraph" style:parent-style-name="Standard">
      <style:text-properties style:font-name="Arial" fo:font-size="10pt" officeooo:rsid="002693ec" officeooo:paragraph-rsid="005ef6cc" style:font-size-asian="10pt" style:font-size-complex="10pt"/>
    </style:style>
    <style:style style:name="P42" style:family="paragraph" style:parent-style-name="Standard">
      <style:text-properties style:font-name="Arial" fo:font-size="10pt" officeooo:rsid="0031ba40" officeooo:paragraph-rsid="005ef6cc" style:font-size-asian="10pt" style:font-size-complex="10pt"/>
    </style:style>
    <style:style style:name="P43" style:family="paragraph" style:parent-style-name="Standard">
      <style:text-properties style:font-name="Arial" fo:font-size="10pt" officeooo:rsid="00334475" officeooo:paragraph-rsid="005ef6cc" style:font-size-asian="10pt" style:font-size-complex="10pt"/>
    </style:style>
    <style:style style:name="P44" style:family="paragraph" style:parent-style-name="Standard">
      <style:text-properties style:font-name="Arial" fo:font-size="10pt" officeooo:rsid="00234949" officeooo:paragraph-rsid="005ef6cc" style:font-size-asian="10pt" style:font-size-complex="10pt"/>
    </style:style>
    <style:style style:name="P45" style:family="paragraph" style:parent-style-name="Standard">
      <style:text-properties style:font-name="Arial" fo:font-size="10pt" officeooo:rsid="0030f8b7" officeooo:paragraph-rsid="005ef6cc" style:font-size-asian="10pt" style:font-size-complex="10pt"/>
    </style:style>
    <style:style style:name="P46" style:family="paragraph" style:parent-style-name="Standard">
      <style:text-properties style:font-name="Arial" fo:font-size="10pt" officeooo:rsid="002743ed" officeooo:paragraph-rsid="005ef6cc" style:font-size-asian="10pt" style:font-size-complex="10pt"/>
    </style:style>
    <style:style style:name="P47" style:family="paragraph" style:parent-style-name="Standard">
      <style:text-properties style:font-name="Arial" fo:font-size="10pt" officeooo:rsid="00779f73" officeooo:paragraph-rsid="00779f73" style:font-size-asian="10pt" style:font-size-complex="10pt"/>
    </style:style>
    <style:style style:name="P48" style:family="paragraph" style:parent-style-name="Standard">
      <style:text-properties style:font-name="Arial" fo:font-size="10pt" fo:language="fr" fo:country="FR" officeooo:paragraph-rsid="003e52ba" style:font-size-asian="10pt" style:font-name-complex="Arial" style:font-size-complex="10pt"/>
    </style:style>
    <style:style style:name="P49" style:family="paragraph" style:parent-style-name="Standard">
      <style:text-properties style:font-name="Arial" fo:font-size="10pt" fo:language="fr" fo:country="FR" officeooo:paragraph-rsid="003dacec" style:font-size-asian="10pt" style:font-name-complex="Arial" style:font-size-complex="10pt"/>
    </style:style>
    <style:style style:name="P50" style:family="paragraph" style:parent-style-name="Standard">
      <style:text-properties style:font-name="Arial" fo:font-size="10pt" fo:language="fr" fo:country="FR" officeooo:rsid="002693ec" officeooo:paragraph-rsid="005ef6cc" style:font-size-asian="10pt" style:font-name-complex="Arial" style:font-size-complex="10pt"/>
    </style:style>
    <style:style style:name="P51" style:family="paragraph" style:parent-style-name="Standard">
      <style:text-properties style:font-name="Arial" fo:font-size="10pt" fo:language="fr" fo:country="FR" officeooo:rsid="00267361" officeooo:paragraph-rsid="005ef6cc" style:font-size-asian="10pt" style:font-name-complex="Arial" style:font-size-complex="10pt"/>
    </style:style>
    <style:style style:name="P52" style:family="paragraph" style:parent-style-name="Standard">
      <style:text-properties style:font-name="Arial" fo:font-size="10pt" fo:language="fr" fo:country="FR" officeooo:paragraph-rsid="005ef6cc" style:font-size-asian="10pt" style:font-name-complex="Arial" style:font-size-complex="10pt"/>
    </style:style>
    <style:style style:name="P53" style:family="paragraph" style:parent-style-name="Standard">
      <style:text-properties style:font-name="Arial" fo:font-size="10pt" fo:language="fr" fo:country="FR" officeooo:rsid="0024c2c2" officeooo:paragraph-rsid="005ef6cc" style:font-size-asian="10pt" style:font-name-complex="Arial" style:font-size-complex="10pt"/>
    </style:style>
    <style:style style:name="P54" style:family="paragraph" style:parent-style-name="Standard">
      <style:text-properties style:font-name="Arial" fo:font-size="10pt" fo:language="fr" fo:country="FR" officeooo:paragraph-rsid="005ef6cc" style:font-size-asian="10pt" style:language-asian="fr" style:country-asian="FR" style:font-name-complex="Arial" style:font-size-complex="10pt"/>
    </style:style>
    <style:style style:name="P55" style:family="paragraph" style:parent-style-name="Standard">
      <style:text-properties style:font-name="Arial" fo:font-size="10pt" fo:language="fr" fo:country="FR" fo:font-weight="normal" officeooo:rsid="00186291" officeooo:paragraph-rsid="003dacec" style:font-size-asian="10pt" style:font-weight-asian="normal" style:font-name-complex="Arial" style:font-size-complex="10pt" style:font-weight-complex="normal"/>
    </style:style>
    <style:style style:name="P56" style:family="paragraph" style:parent-style-name="Standard">
      <style:text-properties style:font-name="Arial" fo:font-size="10pt" fo:language="fr" fo:country="FR" fo:font-weight="bold" officeooo:rsid="004b568c" officeooo:paragraph-rsid="005ef6cc" style:font-size-asian="10pt" style:font-weight-asian="bold" style:font-name-complex="Arial" style:font-size-complex="10pt" style:font-weight-complex="bold"/>
    </style:style>
    <style:style style:name="P57" style:family="paragraph" style:parent-style-name="Standard">
      <style:text-properties style:font-name="Arial" fo:font-size="10pt" fo:language="fr" fo:country="FR" fo:font-weight="bold" officeooo:paragraph-rsid="00390db8" style:font-size-asian="10pt" style:font-weight-asian="bold" style:font-name-complex="Arial" style:font-size-complex="10pt" style:font-weight-complex="bold"/>
    </style:style>
    <style:style style:name="P58" style:family="paragraph" style:parent-style-name="Standard">
      <style:text-properties style:font-name="Arial" fo:font-size="10pt" fo:language="fr" fo:country="CH" officeooo:paragraph-rsid="003dacec" style:font-size-asian="10pt" style:font-name-complex="Arial" style:font-size-complex="10pt"/>
    </style:style>
    <style:style style:name="P59" style:family="paragraph" style:parent-style-name="Standard">
      <style:text-properties style:font-name="Arial" fo:font-size="10pt" fo:language="fr" fo:country="CH" officeooo:paragraph-rsid="00449d9b" style:font-size-asian="10pt" style:font-name-complex="Arial" style:font-size-complex="10pt"/>
    </style:style>
    <style:style style:name="P60" style:family="paragraph" style:parent-style-name="Standard">
      <style:text-properties style:font-name="Arial" fo:font-size="10pt" fo:language="fr" fo:country="CH" officeooo:rsid="00334475" officeooo:paragraph-rsid="005ef6cc" style:font-size-asian="10pt" style:font-name-complex="Arial" style:font-size-complex="10pt"/>
    </style:style>
    <style:style style:name="P61" style:family="paragraph" style:parent-style-name="Standard">
      <style:text-properties style:font-name="Arial" fo:font-size="10pt" fo:language="fr" fo:country="CH" officeooo:rsid="005b1f20" officeooo:paragraph-rsid="005b1f20" style:font-size-asian="10pt" style:font-size-complex="10pt"/>
    </style:style>
    <style:style style:name="P62" style:family="paragraph" style:parent-style-name="Standard">
      <style:text-properties style:font-name="Arial" fo:font-size="10pt" fo:language="fr" fo:country="CH" officeooo:rsid="005b1f20" officeooo:paragraph-rsid="006ac9c1" style:font-size-asian="10pt" style:font-size-complex="10pt"/>
    </style:style>
    <style:style style:name="P63" style:family="paragraph" style:parent-style-name="Standard">
      <style:text-properties style:font-name="Arial" fo:font-size="10pt" fo:language="fr" fo:country="CH" officeooo:rsid="005b1f20" officeooo:paragraph-rsid="006e394e" style:font-size-asian="10pt" style:font-size-complex="10pt"/>
    </style:style>
    <style:style style:name="P64" style:family="paragraph" style:parent-style-name="Standard">
      <style:text-properties style:font-name="Arial" fo:font-size="10pt" fo:language="fr" fo:country="CH" officeooo:rsid="005b1f20" officeooo:paragraph-rsid="0075656b" style:font-size-asian="10pt" style:font-size-complex="10pt"/>
    </style:style>
    <style:style style:name="P65" style:family="paragraph" style:parent-style-name="Standard">
      <style:text-properties style:font-name="Arial" fo:font-size="10pt" fo:language="fr" fo:country="CH" officeooo:rsid="005bbbb3" officeooo:paragraph-rsid="007555a8" style:font-size-asian="10pt" style:font-size-complex="10pt"/>
    </style:style>
    <style:style style:name="P66" style:family="paragraph" style:parent-style-name="Standard">
      <style:text-properties style:font-name="Arial" fo:font-size="10pt" fo:language="fr" fo:country="CH" officeooo:rsid="006ac9c1" officeooo:paragraph-rsid="006ac9c1" style:font-size-asian="10pt" style:font-size-complex="10pt"/>
    </style:style>
    <style:style style:name="P67" style:family="paragraph" style:parent-style-name="Standard">
      <style:text-properties style:font-name="Arial" fo:font-size="10pt" fo:language="fr" fo:country="CH" officeooo:rsid="006ac9c1" officeooo:paragraph-rsid="0075656b" style:font-size-asian="10pt" style:font-size-complex="10pt"/>
    </style:style>
    <style:style style:name="P68" style:family="paragraph" style:parent-style-name="Standard">
      <style:text-properties style:font-name="Arial" fo:font-size="10pt" fo:language="fr" fo:country="CH" officeooo:rsid="006d55de" officeooo:paragraph-rsid="006d55de" style:font-size-asian="10pt" style:font-size-complex="10pt"/>
    </style:style>
    <style:style style:name="P69" style:family="paragraph" style:parent-style-name="Standard">
      <style:text-properties style:font-name="Arial" fo:font-size="10pt" fo:language="fr" fo:country="CH" officeooo:rsid="006d55de" officeooo:paragraph-rsid="0075656b" style:font-size-asian="10pt" style:font-size-complex="10pt"/>
    </style:style>
    <style:style style:name="P70" style:family="paragraph" style:parent-style-name="Standard">
      <style:text-properties style:font-name="Arial" fo:font-size="10pt" fo:language="fr" fo:country="CH" officeooo:rsid="006e394e" officeooo:paragraph-rsid="006e394e" style:font-size-asian="10pt" style:font-size-complex="10pt"/>
    </style:style>
    <style:style style:name="P71" style:family="paragraph" style:parent-style-name="Standard">
      <style:text-properties style:font-name="Arial" fo:font-size="10pt" fo:language="fr" fo:country="CH" officeooo:rsid="006e394e" officeooo:paragraph-rsid="0075656b" style:font-size-asian="10pt" style:font-size-complex="10pt"/>
    </style:style>
    <style:style style:name="P72" style:family="paragraph" style:parent-style-name="Standard">
      <style:text-properties style:font-name="Arial" fo:font-size="10pt" fo:language="fr" fo:country="CH" officeooo:rsid="00704cdd" officeooo:paragraph-rsid="00704cdd" style:font-size-asian="10pt" style:font-size-complex="10pt"/>
    </style:style>
    <style:style style:name="P73" style:family="paragraph" style:parent-style-name="Standard">
      <style:text-properties style:font-name="Arial" fo:font-size="10pt" fo:language="fr" fo:country="CH" officeooo:rsid="00704cdd" officeooo:paragraph-rsid="0075656b" style:font-size-asian="10pt" style:font-size-complex="10pt"/>
    </style:style>
    <style:style style:name="P74" style:family="paragraph" style:parent-style-name="Standard">
      <style:text-properties style:font-name="Arial" fo:font-size="10pt" fo:language="fr" fo:country="CH" officeooo:rsid="007555a8" officeooo:paragraph-rsid="0075656b" style:font-size-asian="10pt" style:font-size-complex="10pt"/>
    </style:style>
    <style:style style:name="P75" style:family="paragraph" style:parent-style-name="Standard">
      <style:text-properties style:font-name="Arial" fo:font-size="10pt" fo:language="fr" fo:country="CH" officeooo:rsid="0075656b" officeooo:paragraph-rsid="0075656b" style:font-size-asian="10pt" style:font-size-complex="10pt"/>
    </style:style>
    <style:style style:name="P76" style:family="paragraph" style:parent-style-name="Standard">
      <style:text-properties style:font-name="Arial" fo:font-size="10pt" fo:language="fr" fo:country="CH" officeooo:rsid="00770efa" officeooo:paragraph-rsid="00770efa" style:font-size-asian="10pt" style:font-size-complex="10pt"/>
    </style:style>
    <style:style style:name="P77" style:family="paragraph" style:parent-style-name="Standard">
      <style:text-properties style:font-name="Arial" fo:font-size="10pt" fo:language="fr" fo:country="CH" officeooo:rsid="00779f73" officeooo:paragraph-rsid="00779f73" style:font-size-asian="10pt" style:font-size-complex="10pt"/>
    </style:style>
    <style:style style:name="P78" style:family="paragraph" style:parent-style-name="Standard">
      <style:paragraph-properties fo:text-align="center" style:justify-single-word="false"/>
      <style:text-properties style:font-name="Arial" fo:font-size="10pt" fo:language="fr" fo:country="CH" fo:font-weight="bold" officeooo:rsid="006ac9c1" officeooo:paragraph-rsid="0075656b" style:font-size-asian="10pt" style:font-weight-asian="bold" style:font-size-complex="10pt" style:font-weight-complex="bold"/>
    </style:style>
    <style:style style:name="P79" style:family="paragraph" style:parent-style-name="Standard">
      <style:paragraph-properties fo:text-align="center" style:justify-single-word="false"/>
      <style:text-properties style:font-name="Arial" fo:font-size="10pt" fo:language="fr" fo:country="CH" fo:font-weight="bold" officeooo:rsid="007bd4ba" officeooo:paragraph-rsid="007bd4ba" style:font-size-asian="10pt" style:font-weight-asian="bold" style:font-size-complex="10pt" style:font-weight-complex="bold"/>
    </style:style>
    <style:style style:name="P80" style:family="paragraph" style:parent-style-name="Standard">
      <style:text-properties style:font-name="Arial" fo:font-size="10pt" fo:language="fr" fo:country="CH" fo:font-weight="normal" officeooo:rsid="0046e729" officeooo:paragraph-rsid="00644c9c" style:font-size-asian="10pt" style:font-weight-asian="normal" style:font-size-complex="10pt" style:font-weight-complex="normal"/>
    </style:style>
    <style:style style:name="P81" style:family="paragraph" style:parent-style-name="Standard">
      <style:text-properties style:font-name="Arial" fo:font-size="10pt" fo:language="fr" fo:country="CH" fo:font-weight="normal" officeooo:rsid="007555a8" officeooo:paragraph-rsid="007555a8" style:font-size-asian="10pt" style:font-weight-asian="normal" style:font-size-complex="10pt" style:font-weight-complex="normal"/>
    </style:style>
    <style:style style:name="P82" style:family="paragraph" style:parent-style-name="Standard">
      <style:text-properties style:font-name="Arial" fo:font-size="10pt" fo:language="fr" fo:country="CH" fo:font-weight="normal" officeooo:rsid="005bbbb3" officeooo:paragraph-rsid="00770efa" style:font-size-asian="10pt" style:font-weight-asian="normal" style:font-size-complex="10pt" style:font-weight-complex="normal"/>
    </style:style>
    <style:style style:name="P83" style:family="paragraph" style:parent-style-name="Standard">
      <style:text-properties style:font-name="Arial" fo:font-size="10pt" fo:language="fr" fo:country="CH" fo:font-weight="normal" officeooo:rsid="00770efa" officeooo:paragraph-rsid="00770efa" style:font-size-asian="10pt" style:font-weight-asian="normal" style:font-size-complex="10pt" style:font-weight-complex="normal"/>
    </style:style>
    <style:style style:name="P84" style:family="paragraph" style:parent-style-name="Standard">
      <style:paragraph-properties fo:text-align="center" style:justify-single-word="false"/>
      <style:text-properties style:font-name="Arial" fo:font-size="10pt" fo:language="fr" fo:country="CH" fo:font-weight="normal" officeooo:rsid="007bd4ba" officeooo:paragraph-rsid="007bd4ba" style:font-size-asian="10pt" style:font-weight-asian="normal" style:font-size-complex="10pt" style:font-weight-complex="normal"/>
    </style:style>
    <style:style style:name="P85" style:family="paragraph" style:parent-style-name="Standard">
      <style:text-properties style:font-name="Arial" fo:font-size="10pt" fo:language="fr" fo:country="CH" fo:font-weight="normal" officeooo:rsid="007bef8e" officeooo:paragraph-rsid="007bef8e" style:font-size-asian="10pt" style:font-weight-asian="normal" style:font-size-complex="10pt" style:font-weight-complex="normal"/>
    </style:style>
    <style:style style:name="P86" style:family="paragraph" style:parent-style-name="Standard">
      <style:paragraph-properties fo:text-align="center" style:justify-single-word="false"/>
      <style:text-properties style:font-name="Arial" fo:font-size="10pt" fo:language="fr" fo:country="CH" fo:font-weight="normal" officeooo:rsid="007bef8e" officeooo:paragraph-rsid="007bef8e" style:font-size-asian="10pt" style:font-weight-asian="normal" style:font-size-complex="10pt" style:font-weight-complex="normal"/>
    </style:style>
    <style:style style:name="P87" style:family="paragraph" style:parent-style-name="Standard">
      <style:text-properties style:font-name="Arial" fo:font-size="10pt" fo:language="fr" fo:country="CH" fo:font-weight="normal" officeooo:rsid="0075656b" officeooo:paragraph-rsid="007bd4ba" style:font-size-asian="10pt" style:font-weight-asian="normal" style:font-size-complex="10pt" style:font-weight-complex="normal"/>
    </style:style>
    <style:style style:name="P88" style:family="paragraph" style:parent-style-name="Standard">
      <style:text-properties style:font-name="Arial" fo:font-size="10pt" fo:language="fr" fo:country="CH" fo:font-weight="normal" officeooo:rsid="007d1d3a" officeooo:paragraph-rsid="007bd4ba" style:font-size-asian="10pt" style:font-weight-asian="normal" style:font-size-complex="10pt" style:font-weight-complex="normal"/>
    </style:style>
    <style:style style:name="P89" style:family="paragraph" style:parent-style-name="Standard">
      <style:text-properties style:font-name="Arial" fo:font-size="10pt" fo:font-weight="bold" officeooo:rsid="0046e729" officeooo:paragraph-rsid="0066097e" style:font-size-asian="10pt" style:font-weight-asian="bold" style:font-size-complex="10pt" style:font-weight-complex="bold"/>
    </style:style>
    <style:style style:name="P90" style:family="paragraph" style:parent-style-name="Standard">
      <style:text-properties style:font-name="Arial" fo:font-size="10pt" fo:font-weight="bold" officeooo:rsid="0046e729" officeooo:paragraph-rsid="0067c76d" style:font-size-asian="10pt" style:font-weight-asian="bold" style:font-size-complex="10pt" style:font-weight-complex="bold"/>
    </style:style>
    <style:style style:name="P91" style:family="paragraph" style:parent-style-name="Standard">
      <style:text-properties style:font-name="Arial" fo:font-size="10pt" fo:font-weight="bold" officeooo:rsid="0046e729" officeooo:paragraph-rsid="005bbbb3" style:font-size-asian="10pt" style:font-weight-asian="bold" style:font-size-complex="10pt" style:font-weight-complex="bold"/>
    </style:style>
    <style:style style:name="P92" style:family="paragraph" style:parent-style-name="Standard">
      <style:text-properties style:font-name="Arial" fo:font-size="10pt" fo:font-weight="bold" officeooo:rsid="0046e729" officeooo:paragraph-rsid="007555a8" style:font-size-asian="10pt" style:font-weight-asian="bold" style:font-size-complex="10pt" style:font-weight-complex="bold"/>
    </style:style>
    <style:style style:name="P93" style:family="paragraph" style:parent-style-name="Standard">
      <style:text-properties style:font-name="Arial" fo:font-size="10pt" fo:font-weight="bold" officeooo:rsid="0046e729" officeooo:paragraph-rsid="0079c13f" style:font-size-asian="10pt" style:font-weight-asian="bold" style:font-size-complex="10pt" style:font-weight-complex="bold"/>
    </style:style>
    <style:style style:name="P94" style:family="paragraph" style:parent-style-name="Standard">
      <style:text-properties style:font-name="Arial" fo:font-size="10pt" fo:font-weight="bold" officeooo:rsid="002743ed" officeooo:paragraph-rsid="005ef6cc" style:font-size-asian="10pt" style:font-weight-asian="bold" style:font-size-complex="10pt" style:font-weight-complex="bold"/>
    </style:style>
    <style:style style:name="P95" style:family="paragraph" style:parent-style-name="Standard">
      <style:text-properties style:font-name="Arial" fo:font-size="10pt" fo:font-weight="bold" officeooo:rsid="000c0afc" officeooo:paragraph-rsid="005ef6cc" style:font-size-asian="10pt" style:font-weight-asian="bold" style:font-size-complex="10pt" style:font-weight-complex="bold"/>
    </style:style>
    <style:style style:name="P96" style:family="paragraph" style:parent-style-name="Standard">
      <style:text-properties style:font-name="Arial" fo:font-size="10pt" fo:font-weight="bold" officeooo:rsid="001fef35" officeooo:paragraph-rsid="005ef6cc" style:font-size-asian="10pt" style:font-weight-asian="bold" style:font-size-complex="10pt" style:font-weight-complex="bold"/>
    </style:style>
    <style:style style:name="P97" style:family="paragraph" style:parent-style-name="Standard">
      <style:text-properties style:font-name="Arial" fo:font-size="10pt" fo:font-weight="bold" officeooo:rsid="0021e316" officeooo:paragraph-rsid="005ef6cc" style:font-size-asian="10pt" style:font-weight-asian="bold" style:font-size-complex="10pt" style:font-weight-complex="bold"/>
    </style:style>
    <style:style style:name="P98" style:family="paragraph" style:parent-style-name="Standard">
      <style:text-properties style:font-name="Arial" fo:font-size="10pt" fo:font-weight="bold" officeooo:rsid="002693ec" officeooo:paragraph-rsid="005ef6cc" style:font-size-asian="10pt" style:font-weight-asian="bold" style:font-size-complex="10pt" style:font-weight-complex="bold"/>
    </style:style>
    <style:style style:name="P99" style:family="paragraph" style:parent-style-name="Standard">
      <style:text-properties style:font-name="Arial" fo:font-size="10pt" fo:font-weight="bold" officeooo:rsid="00234949" officeooo:paragraph-rsid="005ef6cc" style:font-size-asian="10pt" style:font-weight-asian="bold" style:font-size-complex="10pt" style:font-weight-complex="bold"/>
    </style:style>
    <style:style style:name="P100" style:family="paragraph" style:parent-style-name="Standard">
      <style:text-properties style:font-name="Arial" fo:font-size="10pt" fo:font-weight="bold" officeooo:rsid="007d1d3a" officeooo:paragraph-rsid="007d1d3a" style:font-size-asian="10pt" style:font-weight-asian="bold" style:font-size-complex="10pt" style:font-weight-complex="bold"/>
    </style:style>
    <style:style style:name="P101" style:family="paragraph" style:parent-style-name="Standard">
      <style:text-properties style:font-name="Arial" fo:font-size="10pt" fo:font-weight="bold" officeooo:rsid="0015a7bd" officeooo:paragraph-rsid="005ef6cc" style:font-size-asian="10pt" style:font-weight-asian="bold" style:font-size-complex="10pt" style:font-weight-complex="bold"/>
    </style:style>
    <style:style style:name="P102" style:family="paragraph" style:parent-style-name="Standard">
      <style:text-properties style:font-name="Arial" fo:font-size="8pt" style:font-size-asian="8pt" style:font-size-complex="8pt"/>
    </style:style>
    <style:style style:name="P103" style:family="paragraph" style:parent-style-name="Standard">
      <style:text-properties fo:color="#000000" style:font-name="Arial" fo:font-size="10pt" fo:language="fr" fo:country="FR" officeooo:paragraph-rsid="003a31f3" style:font-size-asian="10pt" style:font-name-complex="Arial" style:font-size-complex="10pt"/>
    </style:style>
    <style:style style:name="P104" style:family="paragraph" style:parent-style-name="Standard">
      <style:text-properties fo:color="#000000" style:font-name="Arial" fo:font-size="10pt" fo:language="fr" fo:country="FR" officeooo:paragraph-rsid="003c02ec" style:font-size-asian="10pt" style:font-name-complex="Arial" style:font-size-complex="10pt"/>
    </style:style>
    <style:style style:name="P105" style:family="paragraph" style:parent-style-name="Standard">
      <style:text-properties fo:color="#000000" style:font-name="Arial" fo:font-size="10pt" fo:language="fr" fo:country="FR" officeooo:rsid="003dacec" officeooo:paragraph-rsid="003dacec" style:font-size-asian="10pt" style:font-name-complex="Arial" style:font-size-complex="10pt"/>
    </style:style>
    <style:style style:name="P106" style:family="paragraph" style:parent-style-name="Standard">
      <style:text-properties fo:color="#000000" style:font-name="Arial" fo:font-size="10pt" fo:language="fr" fo:country="FR" officeooo:paragraph-rsid="003dacec" style:font-size-asian="10pt" style:font-name-complex="Arial" style:font-size-complex="10pt"/>
    </style:style>
    <style:style style:name="P107" style:family="paragraph" style:parent-style-name="Standard">
      <style:text-properties fo:color="#000000" style:font-name="Arial" fo:font-size="10pt" fo:language="fr" fo:country="FR" officeooo:rsid="003e5521" officeooo:paragraph-rsid="003e5521" style:font-size-asian="10pt" style:font-name-complex="Arial" style:font-size-complex="10pt"/>
    </style:style>
    <style:style style:name="P108" style:family="paragraph" style:parent-style-name="Standard">
      <style:text-properties fo:color="#000000" style:font-name="Arial" fo:font-size="10pt" fo:language="fr" fo:country="FR" fo:font-weight="normal" officeooo:rsid="00191195" officeooo:paragraph-rsid="003e5521" style:font-size-asian="10pt" style:font-weight-asian="normal" style:font-name-complex="Arial" style:font-size-complex="10pt" style:font-weight-complex="normal"/>
    </style:style>
    <style:style style:name="P109" style:family="paragraph" style:parent-style-name="Standard">
      <style:text-properties fo:color="#000000" style:font-name="Arial" fo:font-size="10pt" fo:language="fr" fo:country="CH" fo:font-weight="bold" officeooo:rsid="003c02ec" officeooo:paragraph-rsid="003c02ec" style:font-size-asian="10pt" style:font-weight-asian="bold" style:font-name-complex="Arial" style:font-size-complex="10pt" style:font-weight-complex="bold"/>
    </style:style>
    <style:style style:name="P110" style:family="paragraph" style:parent-style-name="Standard">
      <style:text-properties officeooo:paragraph-rsid="005ef6cc"/>
    </style:style>
    <style:style style:name="P111" style:family="paragraph" style:parent-style-name="Standard">
      <style:paragraph-properties fo:break-before="page"/>
      <style:text-properties style:font-name="Arial" fo:font-size="10pt" officeooo:rsid="0015a78e" officeooo:paragraph-rsid="0015a78e" style:font-size-asian="10pt" style:font-size-complex="10pt"/>
    </style:style>
    <style:style style:name="P112" style:family="paragraph" style:parent-style-name="Standard">
      <style:paragraph-properties fo:break-before="page"/>
      <style:text-properties style:font-name="Arial" fo:font-size="18pt" fo:font-weight="bold" officeooo:rsid="0015a7bd" officeooo:paragraph-rsid="005ef6cc" style:font-size-asian="18pt" style:font-weight-asian="bold" style:font-size-complex="18pt" style:font-weight-complex="bold"/>
    </style:style>
    <style:style style:name="P113" style:family="paragraph" style:parent-style-name="Footnote">
      <style:text-properties officeooo:rsid="00449d9b" officeooo:paragraph-rsid="00449d9b"/>
    </style:style>
    <style:style style:name="P114" style:family="paragraph" style:parent-style-name="Footnote">
      <style:paragraph-properties fo:margin-left="0cm" fo:margin-right="0cm" fo:text-indent="0cm" style:auto-text-indent="false"/>
      <style:text-properties officeooo:paragraph-rsid="001d5a03"/>
    </style:style>
    <style:style style:name="P115" style:family="paragraph" style:parent-style-name="Footnote">
      <style:paragraph-properties fo:margin-left="0cm" fo:margin-right="0cm" fo:text-indent="0cm" style:auto-text-indent="false"/>
      <style:text-properties officeooo:paragraph-rsid="001b7302"/>
    </style:style>
    <style:style style:name="P116" style:family="paragraph" style:parent-style-name="Footnote">
      <style:paragraph-properties fo:margin-left="0cm" fo:margin-right="0cm" fo:text-indent="0cm" style:auto-text-indent="false"/>
      <style:text-properties style:font-name="Arial" fo:font-size="8pt" style:font-size-asian="8pt" style:font-size-complex="8pt"/>
    </style:style>
    <style:style style:name="P117" style:family="paragraph" style:parent-style-name="Table_20_Contents">
      <style:paragraph-properties fo:text-align="center" style:justify-single-word="false"/>
      <style:text-properties style:font-name="Arial" fo:font-size="10pt" officeooo:rsid="006ac9c1" officeooo:paragraph-rsid="0075656b" style:font-size-asian="10pt" style:font-size-complex="10pt"/>
    </style:style>
    <style:style style:name="P118" style:family="paragraph" style:parent-style-name="Table_20_Contents">
      <style:paragraph-properties fo:text-align="center" style:justify-single-word="false"/>
      <style:text-properties style:font-name="Arial" fo:font-size="10pt" officeooo:rsid="006b67fd" officeooo:paragraph-rsid="0075656b" style:font-size-asian="10pt" style:font-size-complex="10pt"/>
    </style:style>
    <style:style style:name="P119" style:family="paragraph" style:parent-style-name="Table_20_Contents">
      <style:paragraph-properties fo:text-align="center" style:justify-single-word="false"/>
      <style:text-properties style:font-name="Arial" fo:font-size="10pt" officeooo:rsid="006d55de" officeooo:paragraph-rsid="0075656b" style:font-size-asian="10pt" style:font-size-complex="10pt"/>
    </style:style>
    <style:style style:name="P120" style:family="paragraph" style:parent-style-name="Table_20_Contents">
      <style:paragraph-properties fo:text-align="center" style:justify-single-word="false"/>
      <style:text-properties style:font-name="Arial" fo:font-size="10pt" officeooo:rsid="00704cdd" officeooo:paragraph-rsid="0075656b" style:font-size-asian="10pt" style:font-size-complex="10pt"/>
    </style:style>
    <style:style style:name="P121" style:family="paragraph" style:parent-style-name="Table_20_Contents">
      <style:paragraph-properties fo:text-align="center" style:justify-single-word="false"/>
      <style:text-properties style:font-name="Arial" fo:font-size="10pt" officeooo:rsid="007555a8" officeooo:paragraph-rsid="0075656b" style:font-size-asian="10pt" style:font-size-complex="10pt"/>
    </style:style>
    <style:style style:name="P122" style:family="paragraph" style:parent-style-name="Table_20_Contents">
      <style:paragraph-properties fo:text-align="center" style:justify-single-word="false"/>
      <style:text-properties style:font-name="Arial" fo:font-size="10pt" fo:font-weight="bold" officeooo:rsid="006ac9c1" officeooo:paragraph-rsid="0075656b" style:font-size-asian="10pt" style:font-weight-asian="bold" style:font-size-complex="10pt" style:font-weight-complex="bold"/>
    </style:style>
    <style:style style:name="P123" style:family="paragraph" style:parent-style-name="Standard" style:list-style-name="L1">
      <style:text-properties style:font-name="Arial" fo:font-size="10pt" fo:font-weight="bold" officeooo:rsid="00171bc0" officeooo:paragraph-rsid="00390db8" style:font-size-asian="10pt" style:font-weight-asian="bold" style:font-size-complex="10pt" style:font-weight-complex="bold"/>
    </style:style>
    <style:style style:name="P124" style:family="paragraph" style:parent-style-name="Standard" style:list-style-name="L1">
      <style:text-properties style:font-name="Arial" fo:font-size="10pt" fo:font-weight="bold" officeooo:rsid="00390db8" officeooo:paragraph-rsid="00390db8" style:font-size-asian="10pt" style:font-weight-asian="bold" style:font-size-complex="10pt" style:font-weight-complex="bold"/>
    </style:style>
    <style:style style:name="P125" style:family="paragraph" style:parent-style-name="Standard" style:list-style-name="L1">
      <style:text-properties style:font-name="Arial" fo:font-size="10pt" fo:font-weight="bold" officeooo:rsid="0015a7bd" officeooo:paragraph-rsid="004786c1" style:font-size-asian="10pt" style:font-weight-asian="bold" style:font-size-complex="10pt" style:font-weight-complex="bold"/>
    </style:style>
    <style:style style:name="P126" style:family="paragraph" style:parent-style-name="Standard" style:list-style-name="L1">
      <style:text-properties style:font-name="Arial" fo:font-size="10pt" fo:font-weight="bold" officeooo:rsid="0015a7bd" officeooo:paragraph-rsid="0060c561" style:font-size-asian="10pt" style:font-weight-asian="bold" style:font-size-complex="10pt" style:font-weight-complex="bold"/>
    </style:style>
    <style:style style:name="P127" style:family="paragraph" style:parent-style-name="Standard" style:list-style-name="L1">
      <style:text-properties style:font-name="Arial" fo:font-size="10pt" fo:font-weight="bold" officeooo:rsid="0046e729" officeooo:paragraph-rsid="004786c1" style:font-size-asian="10pt" style:font-weight-asian="bold" style:font-size-complex="10pt" style:font-weight-complex="bold"/>
    </style:style>
    <style:style style:name="P128" style:family="paragraph" style:parent-style-name="Standard" style:list-style-name="L1">
      <style:text-properties style:font-name="Arial" fo:font-size="10pt" fo:font-weight="bold" officeooo:rsid="005dcdfe" officeooo:paragraph-rsid="0067c76d" style:font-size-asian="10pt" style:font-weight-asian="bold" style:font-size-complex="10pt" style:font-weight-complex="bold"/>
    </style:style>
    <style:style style:name="P129" style:family="paragraph" style:parent-style-name="Standard" style:list-style-name="L1">
      <style:text-properties style:font-name="Arial" fo:font-size="10pt" fo:font-weight="bold" officeooo:rsid="005dcdfe" officeooo:paragraph-rsid="0066097e" style:font-size-asian="10pt" style:font-weight-asian="bold" style:font-size-complex="10pt" style:font-weight-complex="bold"/>
    </style:style>
    <style:style style:name="P130" style:family="paragraph" style:parent-style-name="Standard" style:list-style-name="L3">
      <style:text-properties style:font-name="Arial" fo:font-size="10pt" fo:font-weight="normal" officeooo:rsid="00186291" officeooo:paragraph-rsid="003dacec" style:font-size-asian="10pt" style:font-weight-asian="normal" style:font-size-complex="10pt" style:font-weight-complex="normal"/>
    </style:style>
    <style:style style:name="P131" style:family="paragraph" style:parent-style-name="Standard" style:list-style-name="L3">
      <style:text-properties style:font-name="Arial" fo:font-size="10pt" fo:font-weight="normal" officeooo:rsid="00186291" officeooo:paragraph-rsid="003e5521" style:font-size-asian="10pt" style:font-weight-asian="normal" style:font-size-complex="10pt" style:font-weight-complex="normal"/>
    </style:style>
    <style:style style:name="P132" style:family="paragraph" style:parent-style-name="Standard" style:list-style-name="L1">
      <style:text-properties style:font-name="Arial" fo:font-size="10pt" officeooo:paragraph-rsid="003dacec" style:font-size-asian="10pt" style:font-size-complex="10pt"/>
    </style:style>
    <style:style style:name="P133" style:family="paragraph" style:parent-style-name="Standard" style:list-style-name="L1">
      <style:text-properties style:font-name="Arial" fo:font-size="10pt" officeooo:paragraph-rsid="003a31f3" style:font-size-asian="10pt" style:font-size-complex="10pt"/>
    </style:style>
    <style:style style:name="P134" style:family="paragraph" style:parent-style-name="Standard" style:list-style-name="L10">
      <style:text-properties style:font-name="Arial" fo:font-size="10pt" officeooo:rsid="00779f73" officeooo:paragraph-rsid="00779f73" style:font-size-asian="10pt" style:font-size-complex="10pt"/>
    </style:style>
    <style:style style:name="P135" style:family="paragraph" style:parent-style-name="Standard" style:list-style-name="WW8Num9">
      <style:text-properties style:font-name="Arial" fo:font-size="10pt" officeooo:paragraph-rsid="005ef6cc" style:font-size-asian="10pt" style:font-size-complex="10pt"/>
    </style:style>
    <style:style style:name="P136" style:family="paragraph" style:parent-style-name="Standard" style:list-style-name="L4">
      <style:text-properties style:font-name="Arial" fo:font-size="10pt" fo:language="fr" fo:country="FR" officeooo:paragraph-rsid="003e52ba" style:font-size-asian="10pt" style:font-name-complex="Arial" style:font-size-complex="10pt"/>
    </style:style>
    <style:style style:name="P137" style:family="paragraph" style:parent-style-name="Standard" style:list-style-name="L5">
      <style:text-properties style:font-name="Arial" fo:font-size="10pt" fo:language="fr" fo:country="FR" officeooo:paragraph-rsid="003e52ba" style:font-size-asian="10pt" style:font-name-complex="Arial" style:font-size-complex="10pt"/>
    </style:style>
    <style:style style:name="P138" style:family="paragraph" style:parent-style-name="Standard" style:list-style-name="L1">
      <style:text-properties style:font-name="Arial" fo:font-size="10pt" fo:language="fr" fo:country="CH" fo:font-weight="bold" officeooo:rsid="005b1f20" officeooo:paragraph-rsid="00629e3b" style:font-size-asian="10pt" style:font-weight-asian="bold" style:font-size-complex="10pt" style:font-weight-complex="bold"/>
    </style:style>
    <style:style style:name="P139" style:family="paragraph" style:parent-style-name="Standard" style:list-style-name="L1">
      <style:text-properties style:font-name="Arial" fo:font-size="10pt" fo:language="fr" fo:country="CH" fo:font-weight="bold" officeooo:rsid="005b1f20" officeooo:paragraph-rsid="00644c9c" style:font-size-asian="10pt" style:font-weight-asian="bold" style:font-size-complex="10pt" style:font-weight-complex="bold"/>
    </style:style>
    <style:style style:name="P140" style:family="paragraph" style:parent-style-name="Standard" style:list-style-name="L1">
      <style:text-properties style:font-name="Arial" fo:font-size="10pt" fo:language="fr" fo:country="CH" fo:font-weight="bold" officeooo:rsid="005bbbb3" officeooo:paragraph-rsid="00644c9c" style:font-size-asian="10pt" style:font-weight-asian="bold" style:font-size-complex="10pt" style:font-weight-complex="bold"/>
    </style:style>
    <style:style style:name="P141" style:family="paragraph" style:parent-style-name="Standard" style:list-style-name="L6">
      <style:text-properties style:font-name="Arial" fo:font-size="10pt" fo:language="fr" fo:country="CH" officeooo:rsid="006d55de" officeooo:paragraph-rsid="006d55de" style:font-size-asian="10pt" style:font-size-complex="10pt"/>
    </style:style>
    <style:style style:name="P142" style:family="paragraph" style:parent-style-name="Standard" style:list-style-name="L6">
      <style:text-properties style:font-name="Arial" fo:font-size="10pt" fo:language="fr" fo:country="CH" officeooo:rsid="006d55de" officeooo:paragraph-rsid="006e394e" style:font-size-asian="10pt" style:font-size-complex="10pt"/>
    </style:style>
    <style:style style:name="P143" style:family="paragraph" style:parent-style-name="Standard" style:list-style-name="L6">
      <style:text-properties style:font-name="Arial" fo:font-size="10pt" fo:language="fr" fo:country="CH" officeooo:rsid="006d55de" officeooo:paragraph-rsid="006eca15" style:font-size-asian="10pt" style:font-size-complex="10pt"/>
    </style:style>
    <style:style style:name="P144" style:family="paragraph" style:parent-style-name="Standard" style:list-style-name="L6">
      <style:text-properties style:font-name="Arial" fo:font-size="10pt" fo:language="fr" fo:country="CH" officeooo:rsid="007555a8" officeooo:paragraph-rsid="00759014" style:font-size-asian="10pt" style:font-size-complex="10pt"/>
    </style:style>
    <style:style style:name="P145" style:family="paragraph" style:parent-style-name="Standard" style:list-style-name="L6">
      <style:text-properties style:font-name="Arial" fo:font-size="10pt" fo:language="fr" fo:country="CH" officeooo:rsid="006e394e" officeooo:paragraph-rsid="00759014" style:font-size-asian="10pt" style:font-size-complex="10pt"/>
    </style:style>
    <style:style style:name="P146" style:family="paragraph" style:parent-style-name="Standard" style:list-style-name="L6">
      <style:text-properties style:font-name="Arial" fo:font-size="10pt" fo:language="fr" fo:country="CH" officeooo:rsid="005b1f20" officeooo:paragraph-rsid="00759014" style:font-size-asian="10pt" style:font-size-complex="10pt"/>
    </style:style>
    <style:style style:name="P147" style:family="paragraph" style:parent-style-name="Standard" style:list-style-name="L9">
      <style:text-properties style:font-name="Arial" fo:font-size="10pt" fo:language="fr" fo:country="CH" officeooo:rsid="005bbbb3" officeooo:paragraph-rsid="007555a8" style:font-size-asian="10pt" style:font-size-complex="10pt"/>
    </style:style>
    <style:style style:name="P148" style:family="paragraph" style:parent-style-name="Standard" style:list-style-name="L9">
      <style:text-properties style:font-name="Arial" fo:font-size="10pt" fo:language="fr" fo:country="CH" officeooo:rsid="0075656b" officeooo:paragraph-rsid="0075656b" style:font-size-asian="10pt" style:font-size-complex="10pt"/>
    </style:style>
    <style:style style:name="P149" style:family="paragraph" style:parent-style-name="Standard" style:list-style-name="L9">
      <style:text-properties style:font-name="Arial" fo:font-size="10pt" fo:language="fr" fo:country="CH" officeooo:rsid="0075656b" officeooo:paragraph-rsid="00854a0f" style:font-size-asian="10pt" style:font-size-complex="10pt"/>
    </style:style>
    <style:style style:name="P150" style:family="paragraph" style:parent-style-name="Standard" style:list-style-name="L7">
      <style:text-properties style:font-name="Arial" fo:font-size="10pt" fo:language="fr" fo:country="CH" fo:font-weight="normal" officeooo:rsid="007555a8" officeooo:paragraph-rsid="007555a8" style:font-size-asian="10pt" style:font-weight-asian="normal" style:font-size-complex="10pt" style:font-weight-complex="normal"/>
    </style:style>
    <style:style style:name="P151" style:family="paragraph" style:parent-style-name="Standard" style:list-style-name="L8">
      <style:text-properties style:font-name="Arial" fo:font-size="10pt" fo:language="fr" fo:country="CH" fo:font-weight="normal" officeooo:rsid="007555a8" officeooo:paragraph-rsid="007555a8" style:font-size-asian="10pt" style:font-weight-asian="normal" style:font-size-complex="10pt" style:font-weight-complex="normal"/>
    </style:style>
    <style:style style:name="P152" style:family="paragraph" style:parent-style-name="Standard" style:list-style-name="L9">
      <style:text-properties style:font-name="Arial" fo:font-size="10pt" fo:language="fr" fo:country="CH" fo:font-weight="normal" officeooo:rsid="0075656b" officeooo:paragraph-rsid="0075656b" style:font-size-asian="10pt" style:font-weight-asian="normal" style:font-size-complex="10pt" style:font-weight-complex="normal"/>
    </style:style>
    <style:style style:name="P153" style:family="paragraph" style:parent-style-name="Standard" style:list-style-name="L2">
      <style:text-properties fo:color="#000000" style:font-name="Arial" fo:font-size="10pt" fo:language="fr" fo:country="FR" officeooo:paragraph-rsid="003c02ec" style:font-size-asian="10pt" style:font-name-complex="Arial" style:font-size-complex="10pt"/>
    </style:style>
    <style:style style:name="P154" style:family="paragraph">
      <style:paragraph-properties fo:text-align="center"/>
    </style:style>
    <style:style style:name="P155" style:family="paragraph">
      <loext:graphic-properties draw:fill="none" draw:fill-color="#ffffff"/>
      <style:paragraph-properties fo:text-align="center"/>
    </style:style>
    <style:style style:name="P156" style:family="paragraph">
      <loext:graphic-properties draw:fill="none" draw:fill-color="#ffffff"/>
      <style:paragraph-properties style:writing-mode="lr-tb"/>
    </style:style>
    <style:style style:name="P157" style:family="paragraph">
      <loext:graphic-properties draw:fill="solid" draw:fill-color="#00b8ff"/>
      <style:paragraph-properties style:writing-mode="lr-tb"/>
    </style:style>
    <style:style style:name="P158" style:family="paragraph">
      <loext:graphic-properties draw:fill="none" draw:fill-color="#ffffff"/>
      <style:paragraph-properties fo:text-align="center" style:writing-mode="lr-tb"/>
    </style:style>
    <style:style style:name="P159" style:family="paragraph">
      <style:paragraph-properties style:text-autospace="none" style:punctuation-wrap="simple" style:writing-mode="lr-tb"/>
    </style:style>
    <style:style style:name="P160" style:family="paragraph">
      <loext:graphic-properties draw:fill="none" draw:fill-color="#ffffff"/>
      <style:paragraph-properties style:text-autospace="none" style:punctuation-wrap="simple" style:writing-mode="lr-tb"/>
    </style:style>
    <style:style style:name="P161" style:family="paragraph">
      <style:paragraph-properties fo:text-align="center" style:text-autospace="none" style:punctuation-wrap="simple" style:writing-mode="lr-tb"/>
    </style:style>
    <style:style style:name="P162" style:family="paragraph">
      <loext:graphic-properties draw:fill="none" draw:fill-color="#ffffff"/>
      <style:paragraph-properties fo:text-align="center" style:text-autospace="none" style:punctuation-wrap="simple" style:writing-mode="lr-tb"/>
    </style:style>
    <style:style style:name="T1" style:family="text">
      <style:text-properties officeooo:rsid="00171bc0"/>
    </style:style>
    <style:style style:name="T2" style:family="text">
      <style:text-properties style:font-name="Arial" fo:font-size="10pt" fo:font-weight="normal" officeooo:rsid="0019d37b" style:font-size-asian="10pt" style:font-weight-asian="normal" style:font-size-complex="10pt" style:font-weight-complex="normal"/>
    </style:style>
    <style:style style:name="T3" style:family="text">
      <style:text-properties style:font-name="Arial" fo:font-size="10pt" fo:font-weight="normal" officeooo:rsid="001b7302" style:font-size-asian="10pt" style:font-weight-asian="normal" style:font-size-complex="10pt" style:font-weight-complex="normal"/>
    </style:style>
    <style:style style:name="T4" style:family="text">
      <style:text-properties style:font-name="Arial" fo:font-size="10pt" fo:language="fr" fo:country="FR" style:font-size-asian="10pt" style:font-name-complex="Arial" style:font-size-complex="10pt"/>
    </style:style>
    <style:style style:name="T5" style:family="text">
      <style:text-properties style:font-name="Arial" style:font-name-asian="Arial" style:font-name-complex="Arial"/>
    </style:style>
    <style:style style:name="T6" style:family="text">
      <style:text-properties style:font-name="Arial" style:font-name-complex="Arial"/>
    </style:style>
    <style:style style:name="T7" style:family="text">
      <style:text-properties officeooo:rsid="0019d37b"/>
    </style:style>
    <style:style style:name="T8" style:family="text">
      <style:text-properties officeooo:rsid="001c444d"/>
    </style:style>
    <style:style style:name="T9" style:family="text">
      <style:text-properties officeooo:rsid="001d5a03"/>
    </style:style>
    <style:style style:name="T10" style:family="text">
      <style:text-properties style:text-position="super 58%" fo:font-weight="normal" officeooo:rsid="0019d37b" style:font-weight-asian="normal" style:font-weight-complex="normal"/>
    </style:style>
    <style:style style:name="T11" style:family="text">
      <style:text-properties officeooo:rsid="0021e316"/>
    </style:style>
    <style:style style:name="T12" style:family="text">
      <style:text-properties officeooo:rsid="00234949"/>
    </style:style>
    <style:style style:name="T13" style:family="text">
      <style:text-properties officeooo:rsid="0024c2c2"/>
    </style:style>
    <style:style style:name="T14" style:family="text">
      <style:text-properties officeooo:rsid="00290cb0"/>
    </style:style>
    <style:style style:name="T15" style:family="text">
      <style:text-properties officeooo:rsid="002942ef"/>
    </style:style>
    <style:style style:name="T16" style:family="text">
      <style:text-properties officeooo:rsid="002a01eb"/>
    </style:style>
    <style:style style:name="T17" style:family="text">
      <style:text-properties officeooo:rsid="002fb8bd"/>
    </style:style>
    <style:style style:name="T18" style:family="text">
      <style:text-properties officeooo:rsid="0031ba40"/>
    </style:style>
    <style:style style:name="T19" style:family="text">
      <style:text-properties fo:font-weight="bold" style:font-weight-asian="bold" style:font-weight-complex="bold"/>
    </style:style>
    <style:style style:name="T20" style:family="text">
      <style:text-properties fo:font-weight="bold" officeooo:rsid="00290cb0" style:font-weight-asian="bold" style:font-weight-complex="bold"/>
    </style:style>
    <style:style style:name="T21" style:family="text">
      <style:text-properties fo:font-weight="bold" officeooo:rsid="00390db8" style:font-weight-asian="bold" style:font-weight-complex="bold"/>
    </style:style>
    <style:style style:name="T22" style:family="text">
      <style:text-properties fo:font-weight="bold" officeooo:rsid="003a31f3" style:font-weight-asian="bold" style:font-weight-complex="bold"/>
    </style:style>
    <style:style style:name="T23" style:family="text">
      <style:text-properties fo:font-weight="bold" officeooo:rsid="00449d9b" style:font-weight-asian="bold" style:font-weight-complex="bold"/>
    </style:style>
    <style:style style:name="T24" style:family="text">
      <style:text-properties officeooo:rsid="00390db8"/>
    </style:style>
    <style:style style:name="T25" style:family="text">
      <style:text-properties fo:language="fr" fo:country="FR" style:font-name-complex="Arial"/>
    </style:style>
    <style:style style:name="T26" style:family="text">
      <style:text-properties fo:language="fr" fo:country="FR" officeooo:rsid="0042b09f" style:font-name-complex="Arial"/>
    </style:style>
    <style:style style:name="T27" style:family="text">
      <style:text-properties fo:language="fr" fo:country="FR" officeooo:rsid="004813be" style:font-name-complex="Arial"/>
    </style:style>
    <style:style style:name="T28" style:family="text">
      <style:text-properties fo:language="fr" fo:country="FR" officeooo:rsid="002693ec" style:font-name-complex="Arial"/>
    </style:style>
    <style:style style:name="T29" style:family="text">
      <style:text-properties fo:language="fr" fo:country="FR" officeooo:rsid="00498476" style:font-name-complex="Arial"/>
    </style:style>
    <style:style style:name="T30" style:family="text">
      <style:text-properties fo:language="fr" fo:country="FR" officeooo:rsid="004b568c" style:font-name-complex="Arial"/>
    </style:style>
    <style:style style:name="T31" style:family="text">
      <style:text-properties fo:language="fr" fo:country="FR" officeooo:rsid="005658de" style:font-name-complex="Arial"/>
    </style:style>
    <style:style style:name="T32" style:family="text">
      <style:text-properties fo:language="fr" fo:country="FR" officeooo:rsid="00585599" style:font-name-complex="Arial"/>
    </style:style>
    <style:style style:name="T33" style:family="text">
      <style:text-properties fo:language="fr" fo:country="FR" officeooo:rsid="008a5092" style:font-name-complex="Arial"/>
    </style:style>
    <style:style style:name="T34" style:family="text">
      <style:text-properties fo:language="fr" fo:country="FR" fo:font-weight="normal" officeooo:rsid="00186291" style:font-weight-asian="normal" style:font-weight-complex="normal"/>
    </style:style>
    <style:style style:name="T35" style:family="text">
      <style:text-properties fo:language="fr" fo:country="FR" fo:font-weight="normal" officeooo:rsid="00449d9b" style:font-weight-asian="normal" style:font-weight-complex="normal"/>
    </style:style>
    <style:style style:name="T36" style:family="text">
      <style:text-properties fo:language="fr" fo:country="FR" fo:font-weight="bold" style:font-weight-asian="bold" style:font-name-complex="Arial"/>
    </style:style>
    <style:style style:name="T37" style:family="text">
      <style:text-properties fo:language="fr" fo:country="FR" fo:font-weight="bold" officeooo:rsid="003dacec" style:font-weight-asian="bold" style:font-name-complex="Arial"/>
    </style:style>
    <style:style style:name="T38" style:family="text">
      <style:text-properties fo:language="fr" fo:country="FR" fo:font-weight="bold" style:font-weight-asian="bold" style:font-name-complex="Arial" style:font-weight-complex="bold"/>
    </style:style>
    <style:style style:name="T39" style:family="text">
      <style:text-properties fo:language="fr" fo:country="FR" fo:font-weight="bold" officeooo:rsid="003dacec" style:font-weight-asian="bold" style:font-name-complex="Arial" style:font-weight-complex="bold"/>
    </style:style>
    <style:style style:name="T40" style:family="text">
      <style:text-properties fo:language="fr" fo:country="FR" fo:font-weight="bold" officeooo:rsid="00498476" style:font-weight-asian="bold" style:font-name-complex="Arial"/>
    </style:style>
    <style:style style:name="T41" style:family="text">
      <style:text-properties fo:language="fr" fo:country="FR" fo:font-style="italic" style:font-style-asian="italic" style:font-name-complex="Arial" style:font-style-complex="italic"/>
    </style:style>
    <style:style style:name="T42" style:family="text">
      <style:text-properties fo:language="fr" fo:country="FR" style:font-name-asian="Arial" style:font-name-complex="Arial"/>
    </style:style>
    <style:style style:name="T43" style:family="text">
      <style:text-properties fo:color="#000000" fo:language="fr" fo:country="FR" style:font-name-complex="Arial"/>
    </style:style>
    <style:style style:name="T44" style:family="text">
      <style:text-properties fo:color="#000000" fo:language="fr" fo:country="FR" officeooo:rsid="00191195" style:font-name-complex="Arial"/>
    </style:style>
    <style:style style:name="T45" style:family="text">
      <style:text-properties fo:color="#000000" fo:language="fr" fo:country="FR" officeooo:rsid="003e5521" style:font-name-complex="Arial"/>
    </style:style>
    <style:style style:name="T46" style:family="text">
      <style:text-properties fo:color="#000000" fo:language="fr" fo:country="FR" officeooo:rsid="0015a7bd" style:font-name-complex="Arial"/>
    </style:style>
    <style:style style:name="T47" style:family="text">
      <style:text-properties fo:color="#000000" fo:language="fr" fo:country="FR" fo:font-weight="normal" style:font-weight-asian="normal" style:font-name-complex="Arial" style:font-weight-complex="normal"/>
    </style:style>
    <style:style style:name="T48" style:family="text">
      <style:text-properties fo:color="#000000" fo:language="fr" fo:country="FR" fo:font-weight="normal" officeooo:rsid="001c444d" style:font-weight-asian="normal" style:font-name-complex="Arial" style:font-weight-complex="normal"/>
    </style:style>
    <style:style style:name="T49" style:family="text">
      <style:text-properties fo:language="fr" fo:country="CH"/>
    </style:style>
    <style:style style:name="T50" style:family="text">
      <style:text-properties fo:font-weight="normal" style:font-weight-asian="normal" style:font-weight-complex="normal"/>
    </style:style>
    <style:style style:name="T51" style:family="text">
      <style:text-properties fo:font-weight="normal" officeooo:rsid="00186291" style:font-weight-asian="normal" style:font-weight-complex="normal"/>
    </style:style>
    <style:style style:name="T52" style:family="text">
      <style:text-properties fo:font-weight="normal" officeooo:rsid="001985bc" style:font-weight-asian="normal" style:font-weight-complex="normal"/>
    </style:style>
    <style:style style:name="T53" style:family="text">
      <style:text-properties fo:font-weight="normal" officeooo:rsid="001c444d" style:font-weight-asian="normal" style:font-weight-complex="normal"/>
    </style:style>
    <style:style style:name="T54" style:family="text">
      <style:text-properties fo:font-weight="normal" officeooo:rsid="001d5a03" style:font-weight-asian="normal" style:font-weight-complex="normal"/>
    </style:style>
    <style:style style:name="T55" style:family="text">
      <style:text-properties fo:font-weight="normal" officeooo:rsid="00390db8" style:font-weight-asian="normal" style:font-weight-complex="normal"/>
    </style:style>
    <style:style style:name="T56" style:family="text">
      <style:text-properties fo:font-weight="normal" officeooo:rsid="0019d37b" style:font-weight-asian="normal" style:font-weight-complex="normal"/>
    </style:style>
    <style:style style:name="T57" style:family="text">
      <style:text-properties fo:font-weight="normal" officeooo:rsid="0046e729" style:font-weight-asian="normal" style:font-weight-complex="normal"/>
    </style:style>
    <style:style style:name="T58" style:family="text">
      <style:text-properties fo:font-weight="normal" officeooo:rsid="007555a8" style:font-weight-asian="normal" style:font-weight-complex="normal"/>
    </style:style>
    <style:style style:name="T59" style:family="text">
      <style:text-properties fo:font-weight="normal" officeooo:rsid="0075656b" style:font-weight-asian="normal" style:font-weight-complex="normal"/>
    </style:style>
    <style:style style:name="T60" style:family="text">
      <style:text-properties fo:font-weight="normal" officeooo:rsid="0083f93e" style:font-weight-asian="normal" style:font-weight-complex="normal"/>
    </style:style>
    <style:style style:name="T61" style:family="text">
      <style:text-properties fo:font-weight="normal" officeooo:rsid="00854a0f" style:font-weight-asian="normal" style:font-weight-complex="normal"/>
    </style:style>
    <style:style style:name="T62" style:family="text">
      <style:text-properties officeooo:rsid="003dacec"/>
    </style:style>
    <style:style style:name="T63" style:family="text">
      <style:text-properties officeooo:rsid="003e52ba"/>
    </style:style>
    <style:style style:name="T64" style:family="text">
      <style:text-properties officeooo:rsid="003e5521"/>
    </style:style>
    <style:style style:name="T65" style:family="text">
      <style:text-properties officeooo:rsid="0041a399"/>
    </style:style>
    <style:style style:name="T66" style:family="text">
      <style:text-properties officeooo:rsid="00449d9b"/>
    </style:style>
    <style:style style:name="T67" style:family="text">
      <style:text-properties officeooo:rsid="0046438b"/>
    </style:style>
    <style:style style:name="T68" style:family="text">
      <style:text-properties officeooo:rsid="0046e729"/>
    </style:style>
    <style:style style:name="T69" style:family="text">
      <style:text-properties officeooo:rsid="0015a7bd"/>
    </style:style>
    <style:style style:name="T70" style:family="text">
      <style:text-properties officeooo:rsid="004786c1"/>
    </style:style>
    <style:style style:name="T71" style:family="text">
      <style:text-properties officeooo:rsid="004813be"/>
    </style:style>
    <style:style style:name="T72" style:family="text">
      <style:text-properties officeooo:rsid="00498476"/>
    </style:style>
    <style:style style:name="T73" style:family="text">
      <style:text-properties officeooo:rsid="005017fa"/>
    </style:style>
    <style:style style:name="T74" style:family="text">
      <style:text-properties officeooo:rsid="005172c8"/>
    </style:style>
    <style:style style:name="T75" style:family="text">
      <style:text-properties officeooo:rsid="005658de"/>
    </style:style>
    <style:style style:name="T76" style:family="text">
      <style:text-properties officeooo:rsid="00585599"/>
    </style:style>
    <style:style style:name="T77" style:family="text">
      <style:text-properties officeooo:rsid="00589aa0"/>
    </style:style>
    <style:style style:name="T78" style:family="text">
      <style:text-properties officeooo:rsid="005a249f"/>
    </style:style>
    <style:style style:name="T79" style:family="text">
      <style:text-properties officeooo:rsid="005b1f20"/>
    </style:style>
    <style:style style:name="T80" style:family="text">
      <style:text-properties officeooo:rsid="005bbbb3"/>
    </style:style>
    <style:style style:name="T81" style:family="text">
      <style:text-properties officeooo:rsid="0060c561"/>
    </style:style>
    <style:style style:name="T82" style:family="text">
      <style:text-properties officeooo:rsid="0069be49"/>
    </style:style>
    <style:style style:name="T83" style:family="text">
      <style:text-properties officeooo:rsid="006ac9c1"/>
    </style:style>
    <style:style style:name="T84" style:family="text">
      <style:text-properties officeooo:rsid="006b67fd"/>
    </style:style>
    <style:style style:name="T85" style:family="text">
      <style:text-properties officeooo:rsid="006d55de"/>
    </style:style>
    <style:style style:name="T86" style:family="text">
      <style:text-properties officeooo:rsid="006e394e"/>
    </style:style>
    <style:style style:name="T87" style:family="text">
      <style:text-properties officeooo:rsid="006eca15"/>
    </style:style>
    <style:style style:name="T88" style:family="text">
      <style:text-properties officeooo:rsid="007555a8"/>
    </style:style>
    <style:style style:name="T89" style:family="text">
      <style:text-properties officeooo:rsid="0075656b"/>
    </style:style>
    <style:style style:name="T90" style:family="text">
      <style:text-properties officeooo:rsid="00759014"/>
    </style:style>
    <style:style style:name="T91" style:family="text">
      <style:text-properties officeooo:rsid="00770efa"/>
    </style:style>
    <style:style style:name="T92" style:family="text">
      <style:text-properties officeooo:rsid="0078de96"/>
    </style:style>
    <style:style style:name="T93" style:family="text">
      <style:text-properties officeooo:rsid="007a8b76"/>
    </style:style>
    <style:style style:name="T94" style:family="text">
      <style:text-properties officeooo:rsid="007d1d3a"/>
    </style:style>
    <style:style style:name="T95" style:family="text">
      <style:text-properties officeooo:rsid="008272ae"/>
    </style:style>
    <style:style style:name="T96" style:family="text">
      <style:text-properties officeooo:rsid="0083f93e"/>
    </style:style>
    <style:style style:name="T97" style:family="text">
      <style:text-properties officeooo:rsid="00854a0f"/>
    </style:style>
    <style:style style:name="T98" style:family="text">
      <style:text-properties officeooo:rsid="00871a5e"/>
    </style:style>
    <style:style style:name="T99" style:family="text">
      <style:text-properties officeooo:rsid="0088a22f"/>
    </style:style>
    <style:style style:name="T100" style:family="text">
      <style:text-properties officeooo:rsid="008a5092"/>
    </style:style>
    <style:style style:name="T101" style:family="text">
      <style:text-properties officeooo:rsid="008aed91"/>
    </style:style>
    <style:style style:name="T102" style:family="text">
      <style:text-properties fo:color="#000000" style:font-name="Arial" fo:font-size="10pt" fo:language="en" fo:country="US" style:letter-kerning="true" style:font-name-asian="MS Gothic1" style:font-size-asian="10pt" style:language-asian="zh" style:country-asian="CN" style:font-name-complex="Arial" style:font-size-complex="16pt" style:language-complex="ar" style:country-complex="SA"/>
    </style:style>
    <style:style style:name="T103" style:family="text">
      <style:text-properties fo:color="#000000" style:font-name="Arial" fo:font-size="10pt" fo:language="en" fo:country="US" fo:font-weight="bold" style:letter-kerning="true" style:font-name-asian="MS Gothic1" style:font-size-asian="10pt" style:language-asian="zh" style:country-asian="CN" style:font-weight-asian="bold" style:font-name-complex="Arial" style:font-size-complex="16pt" style:language-complex="ar" style:country-complex="SA" style:font-weight-complex="bold"/>
    </style:style>
    <style:style style:name="T104" style:family="text">
      <style:text-properties fo:color="#000000" style:font-name="Arial" fo:font-size="10pt" fo:language="fr" fo:country="FR" fo:font-weight="bold" style:letter-kerning="true" style:font-name-asian="MS Gothic1" style:font-size-asian="10pt" style:language-asian="zh" style:country-asian="CN" style:font-weight-asian="bold" style:font-name-complex="Arial" style:font-size-complex="16pt" style:language-complex="ar" style:country-complex="SA" style:font-weight-complex="bol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marker-start-width="0.427cm" draw:marker-end-width="0.427cm" draw:fill="none" draw:fill-color="#ffffff" fo:min-height="1.2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049cm" svg:stroke-color="#000000" draw:marker-start-width="0.427cm" draw:marker-end-width="0.427cm" draw:fill="none" draw:fill-color="#ffffff" fo:min-height="1.54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miter" svg:stroke-linecap="square" draw:fill="none" draw:fill-color="#ffffff" draw:textarea-horizontal-align="left" draw:textarea-vertical-align="middle" draw:auto-grow-height="false" fo:min-height="9.537cm" fo:min-width="12.187cm" fo:padding-top="0.229cm" fo:padding-bottom="0.229cm" fo:padding-left="0.441cm" fo:padding-right="0.441cm" fo:wrap-option="no-wrap" draw:shadow-color="#808080" style:run-through="foreground"/>
    </style:style>
    <style:style style:name="gr5" style:family="graphic">
      <style:graphic-properties draw:stroke="solid" svg:stroke-width="0.026cm" svg:stroke-color="#000000" draw:stroke-linejoin="miter" svg:stroke-linecap="square" draw:fill="solid" draw:fill-color="#00b8ff" draw:textarea-horizontal-align="left" draw:textarea-vertical-align="middle" draw:auto-grow-height="false" fo:min-height="0.607cm" fo:min-width="0.487cm" fo:padding-top="0.229cm" fo:padding-bottom="0.229cm" fo:padding-left="0.441cm" fo:padding-right="0.441cm" fo:wrap-option="no-wrap" draw:shadow-color="#808080" style:run-through="foreground"/>
    </style:style>
    <style:style style:name="gr6"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draw:stroke="none" draw:fill="none" draw:fill-color="#ffffff" draw:textarea-horizontal-align="justify" draw:textarea-vertical-align="top" draw:auto-grow-height="false" draw:auto-grow-width="false" fo:padding-top="0.081cm" fo:padding-bottom="0.081cm" fo:padding-left="0.162cm" fo:padding-right="0.162cm" fo:wrap-option="wrap" draw:shadow-color="#808080" style:run-through="foreground"/>
    </style:style>
    <style:style style:name="gr8" style:family="graphic">
      <style:graphic-properties draw:stroke="solid" svg:stroke-width="0.026cm" svg:stroke-color="#000000" draw:marker-start="msArrowEnd_20_5" draw:marker-start-width="0.212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9" style:family="graphic">
      <style:graphic-properties draw:stroke="solid" svg:stroke-width="0.026cm" svg:stroke-color="#000000" draw:stroke-linejoin="miter" svg:stroke-linecap="square" draw:fill="solid" draw:fill-color="#00b8ff" draw:textarea-horizontal-align="left" draw:textarea-vertical-align="middle" draw:auto-grow-height="false" fo:min-height="0.074cm" fo:min-width="0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INS</text:p>
      <text:p text:style-name="P3">Système Ouvert d’Informations Numériques en Santé</text:p>
      <text:p text:style-name="P16"/>
      <text:p text:style-name="P16"/>
      <text:p text:style-name="P16"><text:span text:style-name="T95">Décembre</text:span> 2018</text:p>
      <text:p text:style-name="P16"/>
      <text:p text:style-name="P16"/>
      <text:p text:style-name="P16"/>
      <text:list xml:id="list5355953573025659820" text:style-name="L1">
        <text:list-item>
          <text:p text:style-name="P123">Contexte</text:p>
          <text:list>
            <text:list-item>
              <text:p text:style-name="P124">Les Système<text:span text:style-name="T74">s</text:span> d’information sanitaire</text:p>
            </text:list-item>
          </text:list>
        </text:list-item>
      </text:list>
      <text:p text:style-name="P103">Un système d’information sanitaire est l’ensemble des fonctions et outils permettant d’organiser le recueil et le traitement d’informations pour facilit<text:span text:style-name="T24">er</text:span> la prise de décisions dans le domaine de la santé.</text:p>
      <text:p text:style-name="P103"/>
      <text:p text:style-name="P104"><text:span text:style-name="T62">Il a pour objectif d’</text:span>assurer </text:p>
      <text:list xml:id="list856856498393982201" text:style-name="L2">
        <text:list-item>
          <text:p text:style-name="P153">une meilleure connaissance de l’épidémiologie <text:span text:style-name="T62">locale</text:span> </text:p>
        </text:list-item>
        <text:list-item>
          <text:p text:style-name="P153">de meilleurs soins au<text:span text:style-name="T62">x</text:span> patient<text:span text:style-name="T62">s</text:span>, </text:p>
        </text:list-item>
        <text:list-item>
          <text:p text:style-name="P153">une meilleure gestion des activités et des ressources, </text:p>
        </text:list-item>
        <text:list-item>
          <text:p text:style-name="P153">une meilleure gestion des programmes<text:note text:id="ftn1" text:note-class="footnote"><text:note-citation>1</text:note-citation><text:note-body><text:p text:style-name="P113">Un programme étant défini comme un ensemble d’activités organisées entre elles pour atteindre un objectif précis.</text:p></text:note-body></text:note>. </text:p>
        </text:list-item>
      </text:list>
      <text:p text:style-name="P104"/>
      <text:p text:style-name="P105"><text:span text:style-name="T50">Il </text:span><text:span text:style-name="T60">est</text:span><text:span text:style-name="T50"> composé de</text:span><text:span text:style-name="T51"> </text:span><text:span text:style-name="T53">trois grands</text:span><text:span text:style-name="T51"> élément</text:span><text:span text:style-name="T53">s</text:span></text:p>
      <text:list xml:id="list2404639177432953184" text:style-name="L3">
        <text:list-item>
          <text:p text:style-name="P130">Un dossier de recueil des activités de soins de chaque patient (dossier du patient).</text:p>
        </text:list-item>
        <text:list-item>
          <text:p text:style-name="P130">Un système de gestion de<text:span text:style-name="T8">s</text:span> structure<text:span text:style-name="T8">s</text:span> de santé qui gère et analyse l’ensemble des informations <text:span text:style-name="T8">liées aux</text:span> activités de soins délivré<text:span text:style-name="T8">e</text:span>s par l<text:span text:style-name="T8">es c</text:span>entres de santé <text:span text:style-name="T8">ou les</text:span> hôpitaux.</text:p>
        </text:list-item>
        <text:list-item>
          <text:p text:style-name="P130"><text:span text:style-name="T43">Un système de report des informations </text:span><text:span text:style-name="T44">pour les gestionnaires de santé (direction de l’hôpital, chef de district, Ministère de la santé…).</text:span></text:p>
        </text:list-item>
      </text:list>
      <text:p text:style-name="P104"/>
      <text:p text:style-name="P104"><text:span text:style-name="T68">Il </text:span>permet de p<text:span text:style-name="T49">rendre une décision, planifier, gérer et d’évaluer.</text:span></text:p>
      <text:p text:style-name="P109"/>
      <text:p text:style-name="P57"/>
      <text:list xml:id="list183711467372101" text:continue-list="list5355953573025659820" text:style-name="L1">
        <text:list-item>
          <text:list>
            <text:list-item>
              <text:p text:style-name="P132"><text:span text:style-name="T39">Le</text:span><text:span text:style-name="T38"> district de santé </text:span><text:span text:style-name="T39">comme élément de base de la c</text:span><text:span text:style-name="T37">arte sanitaire</text:span></text:p>
            </text:list-item>
          </text:list>
        </text:list-item>
      </text:list>
      <text:p text:style-name="P59"><text:span text:style-name="T34">Nous recherchons à mettre en place un système d’information sanitaire au niveau des districts de santé </text:span><text:span text:style-name="T35">car ceux ci</text:span><text:span text:style-name="T34"> reste</text:span><text:span text:style-name="T35">nt</text:span><text:span text:style-name="T34"> la base de l’organisation des systèmes de santé </text:span><text:span text:style-name="T35">dans de nombreux pays à ressources limitées</text:span><text:span text:style-name="T34">. </text:span></text:p>
      <text:p text:style-name="P55"/>
      <text:p text:style-name="P58"><text:span text:style-name="T66">Le</text:span> district de santé qui comporte 3 niveaux :</text:p>
      <text:list xml:id="list6033412963874915840" text:style-name="L4">
        <text:list-item>
          <text:p text:style-name="P136">Niveau communautaire</text:p>
        </text:list-item>
      </text:list>
      <text:p text:style-name="P48">Ce niveau comprend les agents de santé communautaires, les organisations à base communautaire et les services de soins à domicile et communautaires. Sont également inclus les postes de santé, qui sont habituellement occupés par un agent de santé communautaire.</text:p>
      <text:p text:style-name="P48"/>
      <text:list xml:id="list7611500208637506699" text:style-name="L5">
        <text:list-item>
          <text:p text:style-name="P137">Centre de santé - soins de niveau primaire</text:p>
        </text:list-item>
      </text:list>
      <text:p text:style-name="P48">Un centre de santé est un centre de soins primaires avec un personnel formé. Les services simples de maternité et de laboratoire peuvent être disponibles. Les prestataires de service à ce niveau comprennent des infirmières, des aide soignants, des éducateurs de santé, des matrones et parfois des médecins.</text:p>
      <text:p text:style-name="P48"/>
      <text:list xml:id="list183710245362110" text:continue-numbering="true" text:style-name="L5">
        <text:list-item>
          <text:p text:style-name="P137">Hôpital de district - Soins niveau secondaire</text:p>
        </text:list-item>
      </text:list>
      <text:p text:style-name="P48">Typiquement, un hôpital à ce niveau offre des soins de médecine générale, de pédiatrie et les services de maternité, chirurgie générale et des soins spécialisés dans certains domaines spécifiques. Il peut s'agir de soins hospitaliers et ambulatoires. Les services de laboratoire et les services d'imagerie (radiographie et échographie). Les prestataires de service à ce niveau comprennent des médecins généralistes, des infirmières, des techniciens en pharmacie, aides-soignants et aides en technologie de laboratoire, et, éventuellement, un gynécologue.</text:p>
      <text:p text:style-name="P49"><text:line-break/>Lorsque les patients nécessitent des soins non couverts au niveau du district de santé, ils peuvent être orientés vers les hôpitaux de soins tertiaires le plus souvent situés en capitale.</text:p>
      <text:p text:style-name="P58"/>
      <text:list xml:id="list183712173077769" text:continue-list="list183711467372101" text:style-name="L1">
        <text:list-item>
          <text:list>
            <text:list-item>
              <text:p text:style-name="P133"><text:span text:style-name="T21">Les </text:span><text:span text:style-name="T22">outils informatiques</text:span></text:p>
            </text:list-item>
          </text:list>
        </text:list-item>
      </text:list>
      <text:p text:style-name="P106"><text:soft-page-break/>De nombreux outils informatiques se sont développés <text:span text:style-name="T63">pour gérer les SIS. Ces outils </text:span>sont abordables sur le plan technique et financier. <text:span text:style-name="T63">Ils</text:span><text:span text:style-name="T51"> sont de plus en plus u</text:span><text:span text:style-name="T52">ti</text:span><text:span text:style-name="T51">lisé</text:span><text:span text:style-name="T52">s</text:span><text:span text:style-name="T51"> </text:span><text:span text:style-name="T53">dans </text:span><text:span text:style-name="T51">les pays développés mais trouve</text:span><text:span text:style-name="T53">nt</text:span><text:span text:style-name="T51"> </text:span><text:span text:style-name="T57">aussi </text:span><text:span text:style-name="T51">toute leur pertinence dans les pays à ressources limité</text:span><text:span text:style-name="T53">e</text:span><text:span text:style-name="T51">s.</text:span></text:p>
      <text:p text:style-name="P5"/>
      <text:p text:style-name="P27"><text:span text:style-name="T52">Le DHIS2 est en train de devenir le système de référence pour l</text:span><text:span text:style-name="T54">e </text:span>reporting, <text:span text:style-name="T9">l</text:span>'analyse et <text:span text:style-name="T9">la</text:span> diffusion de données <text:span text:style-name="T53">des structures de santé</text:span><text:span text:style-name="T52">. Il est adopté par certains département</text:span><text:span text:style-name="T55">s</text:span><text:span text:style-name="T52"> de l’OMS et le ministère de la santé de plus </text:span><text:span text:style-name="T54">de 60</text:span><text:span text:style-name="T52"> pays</text:span><text:span text:style-name="T56"><text:note text:id="ftn2" text:note-class="footnote"><text:note-citation>2</text:note-citation><text:note-body><text:p text:style-name="P4"><text:s/><text:a xlink:type="simple" xlink:href="https://www.dhis2.org/" text:style-name="Internet_20_link" text:visited-style-name="Visited_20_Internet_20_Link">https://www.dhis2.org</text:a></text:p></text:note-body></text:note></text:span><text:span text:style-name="T10">,</text:span><text:span text:style-name="T56"> </text:span><text:span text:style-name="T52"><text:note text:id="ftn3" text:note-class="footnote"><text:note-citation>3</text:note-citation><text:note-body><text:p text:style-name="P114"><text:s/><text:a xlink:type="simple" xlink:href="https://en.wikipedia.org/wiki/DHIS" text:style-name="Internet_20_link" text:visited-style-name="Visited_20_Internet_20_Link"><text:span text:style-name="T9">https://en.wikipedia.org/wiki/DHIS</text:span></text:a></text:p></text:note-body></text:note></text:span><text:span text:style-name="T52">.</text:span></text:p>
      <text:p text:style-name="P7"/>
      <text:p text:style-name="P7">Il n’existe pas par contre de système de référence pour la gestion des dossiers de patients <text:span text:style-name="T63">et la gestion des structures de santé</text:span>. Certains outils <text:span text:style-name="T7">sont utilisés (Open MRS</text:span><text:span text:style-name="T7"><text:note text:id="ftn4" text:note-class="footnote"><text:note-citation>4</text:note-citation><text:note-body><text:p text:style-name="P4"><text:s/><text:a xlink:type="simple" xlink:href="https://openmrs.org/" text:style-name="Internet_20_link" text:visited-style-name="Visited_20_Internet_20_Link">https://openmrs.org</text:a></text:p></text:note-body></text:note></text:span><text:span text:style-name="T7">, GNUHealth</text:span><text:span text:style-name="T7"><text:note text:id="ftn5" text:note-class="footnote"><text:note-citation>5</text:note-citation><text:note-body><text:p text:style-name="P115"><text:s/><text:a xlink:type="simple" xlink:href="http://health.gnu.org/" text:style-name="Internet_20_link" text:visited-style-name="Visited_20_Internet_20_Link"><text:span text:style-name="T2">ht</text:span></text:a><text:a xlink:type="simple" xlink:href="http://health.gnu.org/" text:style-name="Internet_20_link" text:visited-style-name="Visited_20_Internet_20_Link"><text:span text:style-name="T3">t</text:span></text:a><text:a xlink:type="simple" xlink:href="http://health.gnu.org/" text:style-name="Internet_20_link" text:visited-style-name="Visited_20_Internet_20_Link"><text:span text:style-name="T2">p://health.gnu.org</text:span></text:a><text:span text:style-name="T2"> </text:span></text:p></text:note-body></text:note></text:span><text:span text:style-name="T7">, Datasanté</text:span><text:span text:style-name="T7"><text:note text:id="ftn6" text:note-class="footnote"><text:note-citation>6</text:note-citation><text:note-body><text:p text:style-name="P4"><text:s/><text:a xlink:type="simple" xlink:href="https://www.datasante.org/" text:style-name="Internet_20_link" text:visited-style-name="Visited_20_Internet_20_Link">https://www.datasante.org</text:a></text:p></text:note-body></text:note></text:span><text:span text:style-name="T7">...) mais ils présentent de nombreuses contraintes qui rendent leur déploiement difficile. Notamment ils ne sont pas utilisables sans internet, ils nécessitent des ressources informatiques importantes, ils sont peu adaptables, ils nécessitent des ressources spécialisées pour la maintenance. La plupart de ces systèmes sont peu traduits en français. Ces systèmes n’ont pas le plus souvent de liens avec le DHIS2 et ne facilitent pas la réalisation des rapports.</text:span></text:p>
      <text:p text:style-name="P6"/>
      <text:p text:style-name="P8">Il est donc nécessaire de proposer un outil spécialement conçu pour les districts de santé des pays à ressources limitées notamment les zones en Afrique rurale. Cet outil doit s’appuyer sur l’expérience des outils existants et être interop<text:span text:style-name="T11">é</text:span>rables avec les outils déjà déployé<text:span text:style-name="T68">s</text:span> notamment le DHIS2.</text:p>
      <text:p text:style-name="P18"/>
      <text:p text:style-name="P17"/>
      <text:list xml:id="list183711945896500" text:continue-numbering="true" text:style-name="L1">
        <text:list-item>
          <text:p text:style-name="P125">Définitions <text:span text:style-name="T81">et objectifs</text:span></text:p>
        </text:list-item>
      </text:list>
      <text:p text:style-name="P24">SOINS est l’acronyme de Système Ouvert d’Informations Numériques en Santé. <text:span text:style-name="T64">Il s’agit d’un système numérisé d’information sanitaire utilisable au niveau d’un district de santé dans un pays à ressources limitées.</text:span></text:p>
      <text:p text:style-name="P24"/>
      <text:p text:style-name="P26">L’objectif de soins est d’offrir un système d’inf<text:span text:style-name="T68">orm</text:span>ation sanitaire au niveau des district<text:span text:style-name="T68">s</text:span> de santé. Pour cela il doit<text:span text:style-name="T48"> </text:span><text:span text:style-name="T47"><text:s/></text:span></text:p>
      <text:list xml:id="list183712196239866" text:continue-list="list2404639177432953184" text:style-name="L3">
        <text:list-item>
          <text:p text:style-name="P131"><text:span text:style-name="T64">faciliter le suivi des</text:span> activités de soins de chaque patient <text:span text:style-name="T64">grâce à un </text:span>dossier électronique patient.</text:p>
        </text:list-item>
        <text:list-item>
          <text:p text:style-name="P131"><text:span text:style-name="T64">faciliter la </text:span>gestion de<text:span text:style-name="T8">s</text:span> structure<text:span text:style-name="T8">s</text:span> de santé</text:p>
        </text:list-item>
        <text:list-item>
          <text:p text:style-name="P131"><text:span text:style-name="T45">faciliter l’analyse et le</text:span><text:span text:style-name="T43"> reporting des informations </text:span><text:span text:style-name="T44">pour les gestionnaires de santé (direction de l’hôpital, chef de district, Ministère de la santé…).</text:span></text:p>
        </text:list-item>
      </text:list>
      <text:p text:style-name="P108"/>
      <text:p text:style-name="P9"><text:span text:style-name="T44">L’</text:span><text:span text:style-name="T43">objectif du présent projet est de développer un S</text:span><text:span text:style-name="T46">ystème Ouvert d’Informations Numériques en Santé </text:span><text:span text:style-name="T43">opérationnel au bout de 2 ans.</text:span></text:p>
      <text:p text:style-name="P107"/>
      <text:p text:style-name="P17"/>
      <text:list xml:id="list183710688323097" text:continue-list="list183711945896500" text:style-name="L1">
        <text:list-item>
          <text:p text:style-name="P127">Stratégie de développement</text:p>
        </text:list-item>
      </text:list>
      <text:p text:style-name="P28">SOINS<text:span text:style-name="T69"> est déployé en phase pilote dans le district d’Akonolinga au Cameroun par l’ONG ASCRES (Association de Soutien aux Centres de Recherches, d’Enseignements et de Soins). </text:span>Cette phase pilote est prévue pour les années 2018 et 2019.</text:p>
      <text:p text:style-name="P28"/>
      <text:p text:style-name="P28">A partir de 2020, le système pourra être déployé sur d’autres structures médicales. Des demandes ont déjà été faites par plusieurs structures.</text:p>
      <text:p text:style-name="P28"/>
      <text:p text:style-name="P28">Les codes sont dis<text:span text:style-name="T75">p</text:span>onible<text:span text:style-name="T82">s</text:span> sur GITHUB pour les personnes qui souhaiteraient assurer leur propre développement.</text:p>
      <text:p text:style-name="P34"/>
      <text:p text:style-name="P20"/>
      <text:list xml:id="list183711324734386" text:continue-numbering="true" text:style-name="L1">
        <text:list-item>
          <text:p text:style-name="P138">Activités</text:p>
        </text:list-item>
      </text:list>
      <text:p text:style-name="P61">Le projet consiste a développer le logiciel informatique et l’expérimenter sur u<text:span text:style-name="T83">ne</text:span> période de <text:span text:style-name="T87">deux</text:span> an<text:span text:style-name="T87">s</text:span> en situation réelle.</text:p>
      <text:p text:style-name="P61"/>
      <text:p text:style-name="P62">Actuellement <text:span text:style-name="T83">une première version du </text:span>dossier de collecte de données <text:span text:style-name="T83">utilisée dans la salle de gynécologie de l’hôpital d’Akonolinga. Le s</text:span>erveur <text:span text:style-name="T83">est mis en place et collecte les données de la salle de gynécologie.</text:span></text:p>
      <text:p text:style-name="P62"/>
      <text:p text:style-name="P66">Les prochaines activités de développement sont</text:p>
      <text:p text:style-name="P66"><text:soft-page-break/></text:p>
      <text:list xml:id="list3082825573568294766" text:style-name="L6">
        <text:list-item>
          <text:p text:style-name="P141">Le d<text:span text:style-name="T79">éveloppement des tableaux de bord de présentation des résultats</text:span>. Ces tableaux de bord permettront de fa<text:span text:style-name="T96">i</text:span>re l’analyse des données et de remplir les rapport<text:span text:style-name="T96">s</text:span> officiel<text:span text:style-name="T96">s</text:span> demandé<text:span text:style-name="T96">s</text:span> au niveau de l’hôpital et du district de santé. Ce développement est prévu en janvier 2019</text:p>
        </text:list-item>
        <text:list-item>
          <text:p text:style-name="P141">Le d<text:span text:style-name="T79">éveloppement d’un deuxième point de collecte de données au niveau </text:span>du l<text:span text:style-name="T79">aboratoire</text:span> <text:span text:style-name="T79">de l’hôpital. </text:span>Ce deuxième point de collecte utilisera les même dossiers de patients que ceux de la salle de gynécologie et nécessitera la mise en réseau des deux points de collecte avec une base de stockage de données centralisée au niveau de l’hôpital. Ce développement est prévu en mars 2019.</text:p>
        </text:list-item>
        <text:list-item>
          <text:p text:style-name="P142">Le d<text:span text:style-name="T83">éveloppement de point de collecte au niveau d’un centre de santé. Ce dossier de collecte nécessitera une liaison directe avec la base de données centralisée sur internet. </text:span>Ce développement est prévu en <text:span text:style-name="T86">septembre</text:span> 2019.</text:p>
        </text:list-item>
        <text:list-item>
          <text:p text:style-name="P143"><text:span text:style-name="T86">Le développement de points de collecte de données au niveau de l’hôpital au niveau de la salle de soins. Le point de collecte sera relié à la base de stockage de données centralisée au niveau de l’hôpital. Le dossier médical développera un domaine médical différent de la salle de gynécologie. </text:span>Ce développement est prévu en <text:span text:style-name="T90">novembre</text:span> 20<text:span text:style-name="T90">19</text:span>.</text:p>
        </text:list-item>
        <text:list-item>
          <text:p text:style-name="P144"><text:span text:style-name="T90">L’e</text:span>xtension des points de collecte sur 3 centres de santé <text:span text:style-name="T90">est prévu en j</text:span>anvier 2020.</text:p>
        </text:list-item>
        <text:list-item>
          <text:p text:style-name="P145">Le développement d’un point de collecte pour l’équipe mobile de soins. Ce point de collecte sera semblable à celui utilisé aux niveau des centres de santé. Une interface simplifi<text:span text:style-name="T99">ée</text:span> facilitera son utilisation. Ce développement est prévu en mars 2020. </text:p>
        </text:list-item>
        <text:list-item>
          <text:p text:style-name="P146"><text:span text:style-name="T90">Le d</text:span>évelop<text:span text:style-name="T83">p</text:span>ement <text:span text:style-name="T83">d’un </text:span>point <text:span text:style-name="T83">de collecte de données</text:span> au niveau <text:span text:style-name="T88">de l’administration </text:span>de l’hôpital <text:span text:style-name="T90">est prévu en juin 2020.</text:span></text:p>
        </text:list-item>
      </text:list>
      <text:p text:style-name="P68"/>
      <text:p text:style-name="P70">E<text:span text:style-name="T87">n</text:span> addition à ces étapes, une a<text:span text:style-name="T79">mélioration continue du système </text:span>sera effectué en fo<text:span text:style-name="T96">nc</text:span>tion de l’expérience acquise.</text:p>
      <text:p text:style-name="P70"/>
      <text:p text:style-name="P72">La mise à disposition publique du logiciel est prévu<text:span text:style-name="T96">e</text:span> en décembre 2020 après une synthèse et consolidation de l’expérience acquise.</text:p>
      <text:p text:style-name="P63"/>
      <text:p text:style-name="P23"/>
      <text:list xml:id="list183710484384876" text:continue-list="list183711324734386" text:style-name="L1">
        <text:list-item>
          <text:p text:style-name="P140">Ressources humaines</text:p>
        </text:list-item>
      </text:list>
      <text:p text:style-name="P81">Le développement informatique est assuré par un développeur de <text:span text:style-name="T99">logiciels</text:span> de l’équipe de Tolokoba<text:span text:style-name="T98">n</text:span>.</text:p>
      <text:p text:style-name="P81"/>
      <text:p text:style-name="P81">Au niveau de l’ASCRES sont impliqué<text:span text:style-name="T97">s</text:span></text:p>
      <text:list xml:id="list9139133306071129664" text:style-name="L7">
        <text:list-item>
          <text:p text:style-name="P150">L<text:span text:style-name="T97">a</text:span> conseill<text:span text:style-name="T97">ère</text:span> médical<text:span text:style-name="T97">e</text:span> de la salle de gynécolog<text:span text:style-name="T97">i</text:span>que</text:p>
        </text:list-item>
        <text:list-item>
          <text:p text:style-name="P150">Le conseiller médical de la salle de soins de plaies</text:p>
        </text:list-item>
      </text:list>
      <text:p text:style-name="P81"/>
      <text:p text:style-name="P81">Au niveau de l’hôpital d’A<text:span text:style-name="T89">k</text:span>onolinga et du district de santé sont impliqués</text:p>
      <text:list xml:id="list6508482683572930823" text:style-name="L8">
        <text:list-item>
          <text:p text:style-name="P151">Le médecin et l’infirmier de la salle de gynécologie</text:p>
        </text:list-item>
        <text:list-item>
          <text:p text:style-name="P151">Le médecin et l’infirmier de la salle de soins d<text:span text:style-name="T97">e </text:span>plaies</text:p>
        </text:list-item>
        <text:list-item>
          <text:p text:style-name="P151">Le responsable de l’équipe mobile</text:p>
        </text:list-item>
      </text:list>
      <text:p text:style-name="P80"/>
      <text:p text:style-name="P80"/>
      <text:list xml:id="list183712081411117" text:continue-list="list183710484384876" text:style-name="L1">
        <text:list-item>
          <text:p text:style-name="P140">Ressources matériel</text:p>
        </text:list-item>
      </text:list>
      <text:p text:style-name="P65"><text:span text:style-name="T58">L</text:span><text:span text:style-name="T61">e</text:span><text:span text:style-name="T58"> matériel nécessaire </text:span><text:span text:style-name="T61">est</text:span></text:p>
      <text:list xml:id="list4470634522673089317" text:style-name="L9">
        <text:list-item>
          <text:p text:style-name="P147"><text:span text:style-name="T59">9 </text:span><text:span text:style-name="T58">ordinateurs fonctionnant sous système Linux </text:span><text:span text:style-name="T61">au niveau d’Akonolinga </text:span><text:span text:style-name="T59">( 1 salle de gynécologie, 1 salle de soins de plaies, 1 laboratoire, 1 administration, 3 centres de santé, 2 équipes mobiles).</text:span></text:p>
        </text:list-item>
        <text:list-item>
          <text:p text:style-name="P148"><text:span text:style-name="T50">Un réseau au niveau de l’hôpital incluant un base de stockage centralisé</text:span><text:span text:style-name="T61">e</text:span><text:span text:style-name="T50">.</text:span></text:p>
        </text:list-item>
        <text:list-item>
          <text:p text:style-name="P152">6 points de connexion internet (1 hôpital, 3 centres de santé, 2 équipes mobiles).</text:p>
        </text:list-item>
        <text:list-item>
          <text:p text:style-name="P149"><text:span text:style-name="T50">3 ordinateurs </text:span><text:span text:style-name="T58">fonctionnant sous système Linux </text:span><text:span text:style-name="T50">au niveau centralisé (1 développement informatique, 1 conseiller médical gynécologie, 1 conseiller médical soins de plaies).</text:span></text:p>
        </text:list-item>
        <text:list-item>
          <text:p text:style-name="P152">Une base de données centralisée internet </text:p>
        </text:list-item>
      </text:list>
      <text:p text:style-name="P92"/>
      <text:p text:style-name="P92"/>
      <text:list xml:id="list183711524947123" text:continue-list="list183712081411117" text:style-name="L1">
        <text:list-item>
          <text:p text:style-name="P128">Durée et planification</text:p>
        </text:list-item>
      </text:list>
      <text:p text:style-name="P75">Le projet est prévu pour durée sur 2 ans. Les points d’étape, en lien avec le développement des activités (voir paragraphe 4) sont :</text:p>
      <text:p text:style-name="P71"/>
      <table:table table:name="Tableau1" table:style-name="Tableau1">
        <table:table-column table:style-name="Tableau1.A"/>
        <table:table-column table:style-name="Tableau1.B"/>
        <table:table-row>
          <table:table-cell table:style-name="Tableau1.A1" office:value-type="string">
            <text:p text:style-name="P78">Activités</text:p>
          </table:table-cell>
          <table:table-cell table:style-name="Tableau1.B1" office:value-type="string">
            <text:p text:style-name="P122">Date de réalisation</text:p>
          </table:table-cell>
        </table:table-row>
        <table:table-row>
          <table:table-cell table:style-name="Tableau1.A6" office:value-type="string">
            <text:p text:style-name="P64">Développement des tableau<text:span text:style-name="T83">x</text:span> de bord de présentation des résultats</text:p>
          </table:table-cell>
          <table:table-cell table:style-name="Tableau1.B6" office:value-type="string">
            <text:p text:style-name="P117">Janvier 2019</text:p>
          </table:table-cell>
        </table:table-row>
        <table:table-row>
          <table:table-cell table:style-name="Tableau1.A6" office:value-type="string">
            <text:p text:style-name="P64">Dévelop<text:span text:style-name="T83">p</text:span>ement <text:span text:style-name="T83">d’un deuxième </text:span>point <text:span text:style-name="T83">de collecte de données</text:span> au niveau de l’hôpital <text:soft-page-break/><text:span text:style-name="T84">(Laboratoire)</text:span></text:p>
          </table:table-cell>
          <table:table-cell table:style-name="Tableau1.B6" office:value-type="string">
            <text:p text:style-name="P118">Mars 2019</text:p>
          </table:table-cell>
        </table:table-row>
        <table:table-row>
          <table:table-cell table:style-name="Tableau1.A6" office:value-type="string">
            <text:p text:style-name="P67">Développement de point de collecte au niveau d’un centre de santé</text:p>
          </table:table-cell>
          <table:table-cell table:style-name="Tableau1.B6" office:value-type="string">
            <text:p text:style-name="P118">Septembre 2019</text:p>
          </table:table-cell>
        </table:table-row>
        <table:table-row>
          <table:table-cell table:style-name="Tableau1.A6" office:value-type="string">
            <text:p text:style-name="P74">Extension des points de collecte sur 3 centres de santé</text:p>
          </table:table-cell>
          <table:table-cell table:style-name="Tableau1.B6" office:value-type="string">
            <text:p text:style-name="P121"><text:span text:style-name="T90">Novembre</text:span> 20<text:span text:style-name="T90">19</text:span></text:p>
          </table:table-cell>
        </table:table-row>
        <table:table-row>
          <table:table-cell table:style-name="Tableau1.A6" office:value-type="string">
            <text:p text:style-name="P64">Dévelop<text:span text:style-name="T83">p</text:span>ement <text:span text:style-name="T83">de </text:span>points <text:span text:style-name="T83">de collecte de données</text:span> au niveau de l’hôpital <text:span text:style-name="T84">au niveau de la salle de soins</text:span></text:p>
          </table:table-cell>
          <table:table-cell table:style-name="Tableau1.B6" office:value-type="string">
            <text:p text:style-name="P118">Janvier 20<text:span text:style-name="T85">20</text:span></text:p>
          </table:table-cell>
        </table:table-row>
        <table:table-row>
          <table:table-cell table:style-name="Tableau1.A7" office:value-type="string">
            <text:p text:style-name="P69">Développement d’un point de collecte pour l’équipe mobile de soins</text:p>
          </table:table-cell>
          <table:table-cell table:style-name="Tableau1.B7" office:value-type="string">
            <text:p text:style-name="P119">Mars 2020</text:p>
          </table:table-cell>
        </table:table-row>
        <table:table-row>
          <table:table-cell table:style-name="Tableau1.A8" office:value-type="string">
            <text:p text:style-name="P64">Dévelop<text:span text:style-name="T83">p</text:span>ement <text:span text:style-name="T83">d’un </text:span>point <text:span text:style-name="T83">de collecte de données</text:span> au niveau <text:span text:style-name="T88">de l’administration </text:span>de l’hôpital</text:p>
          </table:table-cell>
          <table:table-cell table:style-name="Tableau1.B8" office:value-type="string">
            <text:p text:style-name="P121">Juin 2020</text:p>
          </table:table-cell>
        </table:table-row>
        <table:table-row>
          <table:table-cell table:style-name="Tableau1.A9" office:value-type="string">
            <text:p text:style-name="P73">Synthèse et consolidation de l’expérience acquise. Mise à disposition publique du logiciel</text:p>
          </table:table-cell>
          <table:table-cell table:style-name="Tableau1.B9" office:value-type="string">
            <text:p text:style-name="P120">Décembre 202<text:span text:style-name="T100">0</text:span></text:p>
          </table:table-cell>
        </table:table-row>
      </table:table>
      <text:p text:style-name="P64"/>
      <text:p text:style-name="P21"/>
      <text:list xml:id="list183710851053770" text:continue-numbering="true" text:style-name="L1">
        <text:list-item>
          <text:p text:style-name="P139">Population cible</text:p>
        </text:list-item>
      </text:list>
      <text:p text:style-name="P82"><text:span text:style-name="T91">En décembre 2020 le système sera déployé à l’</text:span>hôpital<text:span text:style-name="T91"> et dans</text:span> 3 centre<text:span text:style-name="T91">s</text:span> de santé <text:span text:style-name="T91">du district d’Akonolinga</text:span>.</text:p>
      <text:p text:style-name="P82"/>
      <text:p text:style-name="P83">Il est prévu dans un deuxième projet qui débutera en janv<text:span text:style-name="T100">i</text:span>er 2021 d’étendre l’utilisation de ce système à l’ensemble des service<text:span text:style-name="T100">s</text:span> de l’hôpital et sur les 12 centres de santé publiques du district de santé d’Akonolinga.</text:p>
      <text:p text:style-name="P82"/>
      <text:p text:style-name="P76"><text:span text:style-name="T50">Pour la salle de gynécologie il est prévu d’ouvrir </text:span><text:span text:style-name="T80">10 </text:span>dossiers <text:span text:style-name="T80">patient par jour sur 260 jours travaillé soit 2600 </text:span>dossiers <text:span text:style-name="T80">patient.</text:span></text:p>
      <text:p text:style-name="P76">Pour la salle de soins de plaies, il est prévu d’ouvrir 2 dossiers <text:span text:style-name="T80">patient </text:span>par jour soit 520 dossier<text:span text:style-name="T100">s pour les soins de plaies.</text:span></text:p>
      <text:p text:style-name="P77"><text:span text:style-name="T100">En tout,</text:span> 3120 dossiers ouvert en 2 ans.</text:p>
      <text:p text:style-name="P91"/>
      <text:p text:style-name="P22"/>
      <text:list xml:id="list183711051200569" text:continue-numbering="true" text:style-name="L1">
        <text:list-item>
          <text:p text:style-name="P126">Porteur du projet</text:p>
        </text:list-item>
      </text:list>
      <text:p text:style-name="P25">Le projet est créé et gér<text:span text:style-name="T17">é</text:span> par <text:span text:style-name="T1">Tolokoban et l’association ASCRES.</text:span></text:p>
      <text:p text:style-name="P33"/>
      <text:p text:style-name="P22"/>
      <text:list xml:id="list183711246412485" text:continue-numbering="true" text:style-name="L1">
        <text:list-item>
          <text:p text:style-name="P129">Partenaire et collaboration</text:p>
        </text:list-item>
      </text:list>
      <text:p text:style-name="P47">Au Cameroun les partenaires du projet sont</text:p>
      <text:list xml:id="list8237253758386569210" text:style-name="L10">
        <text:list-item>
          <text:p text:style-name="P134">CIRES asssociation d’appui au district de santé d’A<text:span text:style-name="T92">k</text:span>onolinga.</text:p>
        </text:list-item>
        <text:list-item>
          <text:p text:style-name="P134">District de santé d’Akonolinga</text:p>
        </text:list-item>
        <text:list-item>
          <text:p text:style-name="P134">Hôpital d’Akonolinga.</text:p>
        </text:list-item>
      </text:list>
      <text:p text:style-name="P90"/>
      <text:p text:style-name="P90"/>
      <text:list xml:id="list183712097842761" text:continue-list="list183711246412485" text:style-name="L1">
        <text:list-item>
          <text:p text:style-name="P128">Implication des acteurs locaux et pérennisation des activités</text:p>
        </text:list-item>
      </text:list>
      <text:p text:style-name="P10">Le projet souhaite mettre en place dès son initiation des activités qui devront être capables de se pérenniser. </text:p>
      <text:p text:style-name="P10"/>
      <text:p text:style-name="P10">Pour cela une forte implication des autorités médicales locales est indispensable.</text:p>
      <text:p text:style-name="P10"/>
      <text:p text:style-name="P11">Le projet s'appuie sur les structures et les ressources existantes et travaille en coopération avec les autorités locales. Le projet se place dans le cadre d'un appui plus général au district de santé d’Akonolinga et à l’hôpital d’Akonolinga. </text:p>
      <text:p text:style-name="P11"/>
      <text:p text:style-name="P13">Le système est intégré progressivement au système d’information sanitaire du district de santé et de l’hôpital.</text:p>
      <text:p text:style-name="P11"/>
      <text:p text:style-name="P11">Pour faciliter la mise en place des activités et le dialogue avec les partenaires locaux, le CIRES (Centre International de Recherches, d’Enseignements et de Soins), une association de droit camerounais travaille en étroite collaboration avec l’ASCRES. </text:p>
      <text:p text:style-name="P11"/>
      <text:p text:style-name="P12">Le système qui s’appuie sur le système Linux ne requiert pas de licence d’utilisation. L’hébergement in<text:span text:style-name="T93">t</text:span>ernet ne coûte moins de 50 euros par an et est facilement absorb<text:span text:style-name="T93">ab</text:span>le par le budget du district de santé. <text:span text:style-name="T93">Le matériel investi dans le projet deviendra propriété du district de santé et de l’hôpital à la fin du projet.</text:span></text:p>
      <text:p text:style-name="P93"/>
      <text:p text:style-name="P90"/>
      <text:list xml:id="list183711666923510" text:continue-numbering="true" text:style-name="L1">
        <text:list-item>
          <text:p text:style-name="P129">Budget</text:p>
        </text:list-item>
      </text:list>
      <text:p text:style-name="P89"><text:soft-page-break/></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79">Item</text:p>
          </table:table-cell>
          <table:table-cell table:style-name="Tableau2.A1" office:value-type="string">
            <text:p text:style-name="P79">Prix unitaire</text:p>
          </table:table-cell>
          <table:table-cell table:style-name="Tableau2.A1" office:value-type="string">
            <text:p text:style-name="P79">Nombre</text:p>
          </table:table-cell>
          <table:table-cell table:style-name="Tableau2.D1" office:value-type="string">
            <text:p text:style-name="P79">Total</text:p>
          </table:table-cell>
        </table:table-row>
        <table:table-row>
          <table:table-cell table:style-name="Tableau2.A2" office:value-type="string">
            <text:p text:style-name="P88">Ordinateurs fonctionnant sous système Linux</text:p>
          </table:table-cell>
          <table:table-cell table:style-name="Tableau2.B2" office:value-type="string">
            <text:p text:style-name="P84">500</text:p>
          </table:table-cell>
          <table:table-cell table:style-name="Tableau2.C2" office:value-type="string">
            <text:p text:style-name="P86">9</text:p>
          </table:table-cell>
          <table:table-cell table:style-name="Tableau2.D2" office:value-type="string">
            <text:p text:style-name="P15">4500</text:p>
          </table:table-cell>
        </table:table-row>
        <table:table-row>
          <table:table-cell table:style-name="Tableau2.A3" office:value-type="string">
            <text:p text:style-name="P87"><text:span text:style-name="T94">R</text:span>éseau au niveau de l’hôpital incluant un base de stockage centralisé</text:p>
          </table:table-cell>
          <table:table-cell table:style-name="Tableau2.B3" office:value-type="string">
            <text:p text:style-name="P86">2000</text:p>
          </table:table-cell>
          <table:table-cell table:style-name="Tableau2.C3" office:value-type="string">
            <text:p text:style-name="P86">1</text:p>
          </table:table-cell>
          <table:table-cell table:style-name="Tableau2.D3" office:value-type="string">
            <text:p text:style-name="P15">2000</text:p>
          </table:table-cell>
        </table:table-row>
        <table:table-row>
          <table:table-cell table:style-name="Tableau2.A4" office:value-type="string">
            <text:p text:style-name="P87"><text:span text:style-name="T94">P</text:span>oints de connexion internet</text:p>
          </table:table-cell>
          <table:table-cell table:style-name="Tableau2.B4" office:value-type="string">
            <text:p text:style-name="P86">300</text:p>
          </table:table-cell>
          <table:table-cell table:style-name="Tableau2.C4" office:value-type="string">
            <text:p text:style-name="P86">6</text:p>
          </table:table-cell>
          <table:table-cell table:style-name="Tableau2.D4" office:value-type="string">
            <text:p text:style-name="P15">1800</text:p>
          </table:table-cell>
        </table:table-row>
        <table:table-row>
          <table:table-cell table:style-name="Tableau2.A5" office:value-type="string">
            <text:p text:style-name="P87"><text:span text:style-name="T94">O</text:span>rdinateurs au niveau centralisé </text:p>
          </table:table-cell>
          <table:table-cell table:style-name="Tableau2.B5" office:value-type="string">
            <text:p text:style-name="P86">500</text:p>
          </table:table-cell>
          <table:table-cell table:style-name="Tableau2.C5" office:value-type="string">
            <text:p text:style-name="P86">3</text:p>
          </table:table-cell>
          <table:table-cell table:style-name="Tableau2.D5" office:value-type="string">
            <text:p text:style-name="P15">1500</text:p>
          </table:table-cell>
        </table:table-row>
        <table:table-row>
          <table:table-cell table:style-name="Tableau2.A8" office:value-type="string">
            <text:p text:style-name="P87"><text:span text:style-name="T94">B</text:span>ase de données centralisée internet </text:p>
          </table:table-cell>
          <table:table-cell table:style-name="Tableau2.B8" office:value-type="string">
            <text:p text:style-name="P86">100</text:p>
          </table:table-cell>
          <table:table-cell table:style-name="Tableau2.C8" office:value-type="string">
            <text:p text:style-name="P86">1</text:p>
          </table:table-cell>
          <table:table-cell table:style-name="Tableau2.D8" office:value-type="string">
            <text:p text:style-name="P15">100</text:p>
          </table:table-cell>
        </table:table-row>
        <table:table-row>
          <table:table-cell table:style-name="Tableau2.A8" office:value-type="string">
            <text:p text:style-name="P85">Développement du système</text:p>
          </table:table-cell>
          <table:table-cell table:style-name="Tableau2.B8" office:value-type="string">
            <text:p text:style-name="P86">350</text:p>
          </table:table-cell>
          <table:table-cell table:style-name="Tableau2.C8" office:value-type="string">
            <text:p text:style-name="P86">50</text:p>
          </table:table-cell>
          <table:table-cell table:style-name="Tableau2.D8" office:value-type="string">
            <text:p text:style-name="P15">17500</text:p>
          </table:table-cell>
        </table:table-row>
        <table:table-row>
          <table:table-cell table:style-name="Tableau2.A8" office:value-type="string">
            <text:p text:style-name="P85">Appui local d’un technicien pour la phase d’implantation</text:p>
          </table:table-cell>
          <table:table-cell table:style-name="Tableau2.B8" office:value-type="string">
            <text:p text:style-name="P86">300</text:p>
          </table:table-cell>
          <table:table-cell table:style-name="Tableau2.C8" office:value-type="string">
            <text:p text:style-name="P86">24</text:p>
          </table:table-cell>
          <table:table-cell table:style-name="Tableau2.D8" office:value-type="string">
            <text:p text:style-name="P15">7200</text:p>
          </table:table-cell>
        </table:table-row>
        <table:table-row>
          <table:table-cell table:style-name="Tableau2.A9" office:value-type="string">
            <text:p text:style-name="P85">Total</text:p>
          </table:table-cell>
          <table:table-cell table:style-name="Tableau2.B9" office:value-type="string">
            <text:p text:style-name="P86"/>
          </table:table-cell>
          <table:table-cell table:style-name="Tableau2.C9" office:value-type="string">
            <text:p text:style-name="P86"/>
          </table:table-cell>
          <table:table-cell table:style-name="Tableau2.D9" office:value-type="string">
            <text:p text:style-name="P15">34600</text:p>
          </table:table-cell>
        </table:table-row>
      </table:table>
      <text:p text:style-name="P87"/>
      <text:p text:style-name="P22"/>
      <text:list xml:id="list183710695474801" text:continue-numbering="true" text:style-name="L1">
        <text:list-item>
          <text:p text:style-name="P129">contact</text:p>
        </text:list-item>
      </text:list>
      <text:p text:style-name="P14">Administration. Eric Comte, trésorier ASCRES ; eric.comte@ascres.org</text:p>
      <text:p text:style-name="P14">Développement technique : Fabien Petitjean, Tolokoban</text:p>
      <text:p text:style-name="P100"/>
      <text:p text:style-name="P32"/>
      <text:p text:style-name="P101"/>
      <text:p text:style-name="P112">Les principales caractéristiques de SOINS</text:p>
      <text:p text:style-name="P95"/>
      <text:p text:style-name="P95"/>
      <text:p text:style-name="P95"/>
      <text:p text:style-name="P95"/>
      <text:p text:style-name="P95">Gratuit </text:p>
      <text:p text:style-name="P35">SOINS est disponible gratuitement pour toute organisation qui souhaiterait l’utiliser sur <text:span text:style-name="T12">s</text:span>es propres serveurs.</text:p>
      <text:p text:style-name="P35">Tolokoban peut proposer à des tarifs très abordable<text:span text:style-name="T70">s</text:span> des services d’hébergement, de formation ou de customisations du logiciel.</text:p>
      <text:p text:style-name="P36"/>
      <text:p text:style-name="P95">Libre (Opensource)</text:p>
      <text:p text:style-name="P29"><text:span text:style-name="T1">SOINS est distribué sous </text:span>licence « creative common attribution », c’est à dire que le <text:span text:style-name="T1">logiciel</text:span> peut être utilisé sous réserve de mentionner le nom de l’auteur initial. </text:p>
      <text:p text:style-name="P29">La licence autorise les modifications et les applications dérivées.</text:p>
      <text:p text:style-name="P35">Les codes sont disponibles sur GITHUB.</text:p>
      <text:p text:style-name="P35"/>
      <text:p text:style-name="P96">Francophone et traduisible</text:p>
      <text:p text:style-name="P37">SOINS est originellement conçu en français mais peut être traduit facilement dans une autre langue.</text:p>
      <text:p text:style-name="P36"/>
      <text:p text:style-name="P95"><text:span text:style-name="T73">Collecte possible</text:span> sans <text:span text:style-name="T11">et avec </text:span>connexion internet</text:p>
      <text:p text:style-name="P38">L’accès à internet n’étant pas toujours possible en permanence, l’outil <text:span text:style-name="T73">est</text:span> utilis<text:span text:style-name="T73">able</text:span> sans accès à internet.</text:p>
      <text:p text:style-name="P38"/>
      <text:p text:style-name="P39">Le logiciel de collecte de données est développé sur un système d’exploitation <text:span text:style-name="T73">L</text:span>inux qui est disponible gratuitement et <text:span text:style-name="T75">est </text:span>moins sujet aux attaques de virus. <text:span text:style-name="T71">D</text:span><text:span text:style-name="T28">ifférents moyens tels que ordinateur portable, tablette </text:span><text:span text:style-name="T27">peuvent être utilisé</text:span><text:span text:style-name="T33">s</text:span><text:span text:style-name="T27"> </text:span><text:span text:style-name="T28">en fonction du contexte dans lequel nous travaillons. </text:span></text:p>
      <text:p text:style-name="P39">La base de données es<text:span text:style-name="T67">t</text:span> accessible en ligne à partir de n’importe quel navigateur web.</text:p>
      <text:p text:style-name="P50"/>
      <text:p text:style-name="P29"><text:span text:style-name="T36">Centralisation des données dans une base uniqu</text:span><text:span text:style-name="T40">e</text:span></text:p>
      <text:p text:style-name="P52">Les données sont stockées dès que possible dans une base de données centralisée pour l‘ensemble des données sanitaires. Cette transmission de l’information peut être faite par internet ou par téléphonie par une synchronisation automatique. </text:p>
      <text:p text:style-name="P52">Cette centralisation permet une sécurisation des données qui ont automatiquement un backup. </text:p>
      <text:p text:style-name="P52">Elle permet aussi de compiler et d’analyser l’ensemble des données. Chaque structure de santé peut avoir accès aux dossiers. Les collaborateurs internationaux peuvent avoir <text:span text:style-name="T75">accès </text:span>aux données en temps réel.</text:p>
      <text:p text:style-name="P29"/>
      <text:p text:style-name="P29"><text:span text:style-name="T40">T</text:span><text:span text:style-name="T36">ableau de bord </text:span><text:span text:style-name="T40">et visualisation des données</text:span></text:p>
      <text:p text:style-name="P29"><text:span text:style-name="T25">L’</text:span><text:span text:style-name="T29">analyse des</text:span><text:span text:style-name="T25"> données </text:span><text:span text:style-name="T31">se fait </text:span><text:span text:style-name="T25">à partir de la base de donnée</text:span><text:span text:style-name="T31">s</text:span><text:span text:style-name="T25"> centralisée.</text:span></text:p>
      <text:p text:style-name="P29"><text:span text:style-name="T25">Selon ses responsabilités, chaque utilisateur peut suivre les indicateurs qu’il souhaite et les regrouper sous forme de tableau</text:span><text:span text:style-name="T30">x</text:span><text:span text:style-name="T25"> de bord. Ces tableaux de bord, </text:span><text:span text:style-name="T30">q</text:span><text:span text:style-name="T25">ui donne</text:span><text:span text:style-name="T30">nt</text:span><text:span text:style-name="T25"> les indicateurs clef (KPI Key Performance Indicateur) permettant de suivre les activités, facilitent la lecture et la cohérence des analyses.</text:span></text:p>
      <text:p text:style-name="P39"><text:span text:style-name="T30">Les analyses </text:span><text:span text:style-name="T29">peu</text:span><text:span text:style-name="T30">vent </text:span><text:span text:style-name="T25">se fai</text:span><text:span text:style-name="T29">re</text:span><text:span text:style-name="T25"> grâce à </text:span><text:span text:style-name="T26">des outils de visualisation et d’</text:span><text:span text:style-name="T25">aide</text:span><text:span text:style-name="T26">s</text:span><text:span text:style-name="T25"> à la décision </text:span><text:span text:style-name="T26">(graphiques, cartes...)</text:span><text:span text:style-name="T25">.</text:span></text:p>
      <text:p text:style-name="P51">La base de données centralisée permet de constitu<text:span text:style-name="T73">er</text:span> un ensemble de données de masse utilisé en situation réelle sur des périodes cumulative. Les analyse de ces bases de données sont des outils précieux qui permettront de réaliser de nombreuses études scientifiques.</text:p>
      <text:p text:style-name="P40"/>
      <text:p text:style-name="P97"><text:span text:style-name="T72">S</text:span>écurité des données</text:p>
      <text:p text:style-name="P38">Les données sont sauvegardées sur serveur sécurisé avec un backup.</text:p>
      <text:p text:style-name="P38">Les données ne son<text:span text:style-name="T76">t</text:span> accessible<text:span text:style-name="T12">s</text:span> qu’au<text:span text:style-name="T76">x</text:span> personnes autorisées <text:span text:style-name="T72">(droit d’accès).</text:span></text:p>
      <text:p text:style-name="P38">Les données sont transmise<text:span text:style-name="T76">s</text:span> de façon <text:span text:style-name="T13">encryptées.</text:span></text:p>
      <text:p text:style-name="P38"/>
      <text:p text:style-name="P98">Sécurité pour le patient</text:p>
      <text:p text:style-name="P41">La collecte de données électroniques permet de nombreux système de contrôle ou d’alerte a<text:span text:style-name="T18">mé</text:span>liorant ainsi la qualité des examens et des traitements<text:span text:style-name="Appel_20_note_20_de_20_bas_20_de_20_p."><text:span text:style-name="T25"><text:note text:id="ftn7" text:note-class="footnote"><text:note-citation>7</text:note-citation><text:note-body><text:p text:style-name="P102"><text:span text:style-name="T42"><text:s/></text:span><text:span text:style-name="T25">Lors de la collecte de données, l’enregistrement électronique permet l’application de « règles métier » de contrôle de la qualité des données (un bébé ne peut pas peser 50 kilos, un homme ne peut pas être enceinte, etc…).</text:span></text:p></text:note-body></text:note></text:span></text:span>.<text:span text:style-name="T25"> </text:span></text:p>
      <text:p text:style-name="P42">Les soins sont traçables dans le temps et les différents lieux de soins <text:span text:style-name="T67">permettant aux patients d’avoir accès à l’ensemble de leur histoire médicale.</text:span></text:p>
      <text:p text:style-name="P43">Les données sont anonymisées avant d’être utilisables dans les rapports ou analyses.</text:p>
      <text:p text:style-name="P43">Les données sont encryptés.</text:p>
      <text:p text:style-name="P43"/>
      <text:p text:style-name="P30"><text:span text:style-name="T19">Facilement </text:span><text:span text:style-name="T23">adaptables aux besoins locaux</text:span></text:p>
      <text:p text:style-name="P53"><text:soft-page-break/>L’entité élémentaire que nous recueillons est le dossier patient. Le dossier du patient est le même quelque soit l’endroit où il consulte. </text:p>
      <text:p text:style-name="P30"><text:span text:style-name="T27">Le dossier patient est construit sur le pr</text:span><text:span text:style-name="T32">i</text:span><text:span text:style-name="T27">ncipe d’un kit avec des modules facilement adaptable.</text:span></text:p>
      <text:p text:style-name="P30">La construction par niveau (organisation, projet, domaine, module, variable, valeur, indicateur) rend le système facilement adaptable<text:note text:id="ftn8" text:note-class="footnote"><text:note-citation>8</text:note-citation><text:note-body><text:p text:style-name="P116"><text:s/><text:span text:style-name="T76">Voir paragraphe 7</text:span></text:p></text:note-body></text:note>.</text:p>
      <text:p text:style-name="P30">Chaque élément du kit est aussi facilement modifiable pour s’adapter aux besoins locaux. Ainsi un domaine peut ajouter ou supprimer un module, un module peut ajouter ou supprimer une variable.</text:p>
      <text:p text:style-name="P36"/>
      <text:p text:style-name="P99">Facilit<text:span text:style-name="T67">e</text:span> l’intégration des soins au niveau du district</text:p>
      <text:p text:style-name="P44">Les dossiers des patients sont accessible<text:span text:style-name="T77">s</text:span> <text:span text:style-name="T67">pa</text:span>r plusieurs structures de soins <text:span text:style-name="T77">et peuvent </text:span>assur<text:span text:style-name="T77">er</text:span> une continuité et une cohérence des soins au niveau du district.</text:p>
      <text:p text:style-name="P44">A terme une mise en réseau régionale ou nationale est envisageable.</text:p>
      <text:p text:style-name="P44"/>
      <text:p text:style-name="P99"><text:span text:style-name="T72">I</text:span>nteropérabilité</text:p>
      <text:p text:style-name="P44">Les tableaux de bord demandé<text:span text:style-name="T78">s</text:span> par les rapports de l’hôpital, du district de santé ou du ministère de la santé sont facilement éditables à partir des données contenues dans SOINS.</text:p>
      <text:p text:style-name="P44">Il est facile à partir des données contenues dans SOINS d’établir les rapports sous les formats demandés par l<text:span text:style-name="T67">e</text:span> DHIS2.</text:p>
      <text:p text:style-name="P45">Pour faciliter l’interopérabilité, les variables, valeurs et indicateur se basent sur des dictionnaire<text:span text:style-name="T77">s</text:span> de définition internationalement reconnus.</text:p>
      <text:p text:style-name="P52"/>
      <text:p text:style-name="P56">Une méthodologie d’analyse validée</text:p>
      <text:p text:style-name="P52">Un système d’information médical doit servir à répondre à des questions. Il est alors nécessaire de définir </text:p>
      <text:list xml:id="list7890793954932066523" text:style-name="WW8Num9">
        <text:list-item>
          <text:p text:style-name="P135"><text:span text:style-name="T25">les </text:span><text:span text:style-name="T41">questions</text:span><text:span text:style-name="T25"> médicales auxquelles le SIS doit répondre, </text:span></text:p>
        </text:list-item>
        <text:list-item>
          <text:p text:style-name="P135"><text:span text:style-name="T25">les </text:span><text:span text:style-name="T41">indicateurs</text:span><text:span text:style-name="T25"> médicaux utilisés pour répondre à ces questions, </text:span></text:p>
        </text:list-item>
        <text:list-item>
          <text:p text:style-name="P135"><text:span text:style-name="T25">les </text:span><text:span text:style-name="T41">données</text:span><text:span text:style-name="T25"> médicales qui permettent de construire ces indicateurs.</text:span></text:p>
        </text:list-item>
      </text:list>
      <text:p text:style-name="P52"/>
      <text:p text:style-name="P110"><text:span text:style-name="T4">Il existe plusieurs écoles ou cadre conceptuel permettant de définir cette chaîne Question/indicateur/donnée. L’approche méthodologique que nous retenons est celle choisie par la Haute Autorité de Santé française</text:span><text:span text:style-name="Footnote_20_Symbol"><text:span text:style-name="T4"><text:note text:id="ftn9" text:note-class="footnote"><text:note-citation>9</text:note-citation><text:note-body><text:p text:style-name="Footnote"><text:span text:style-name="Footnote_20_Symbol"><text:span text:style-name="T5"><text:s/></text:span></text:span><text:span text:style-name="Footnote_20_Symbol"><text:span text:style-name="T6">http://www.has-sante.fr/portail/upload/docs/application/pdf/2012-11/guide_methodologique_diffusion_indicateurs.pdf</text:span></text:span></text:p></text:note-body></text:note></text:span></text:span><text:span text:style-name="T4">. La méthode de la HAS présente l’avantage d’être validé par un organisme de référence faisant autorité, d’avoir une solidité méthodologique éprouvée par plusieurs années d’expérience, de disposer de nombreux outils d’accompagnement, de faire l’objet d’un processus d’amélioration continue.</text:span></text:p>
      <text:p text:style-name="P52"/>
      <text:p text:style-name="P54"/>
      <text:p text:style-name="P52"><draw:g text:anchor-type="char" draw:z-index="14" draw:style-name="gr3"><draw:custom-shape draw:style-name="gr4" draw:text-style-name="P156" svg:width="13.069cm" svg:height="9.997cm" svg:x="0.986cm" svg:y="0.097cm"><text:p/><draw:enhanced-geometry svg:viewBox="0 0 21600 21600" draw:type="rectangle" draw:enhanced-path="M 0 0 L 21600 0 21600 21600 0 21600 0 0 Z N"/></draw:custom-shape><draw:custom-shape draw:style-name="gr5" draw:text-style-name="P157" svg:width="1.934cm" svg:height="1.504cm" svg:x="6.652cm" svg:y="3.0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58" svg:x1="8.807cm" svg:y1="3.869cm" svg:x2="10.633cm" svg:y2="6.019cm"><text:p/></draw:line><draw:line draw:style-name="gr6" draw:text-style-name="P158" svg:x1="9.024cm" svg:y1="3.764cm" svg:x2="10.742cm" svg:y2="3.764cm"><text:p/></draw:line><draw:line draw:style-name="gr6" draw:text-style-name="P158" svg:x1="8.807cm" svg:y1="3.32cm" svg:x2="10.742cm" svg:y2="2.032cm"><text:p/></draw:line><draw:frame draw:style-name="gr7" draw:text-style-name="P160" svg:width="2.338cm" svg:height="0.563cm" svg:x="10.961cm" svg:y="3.547cm"><draw:text-box><text:p text:style-name="P159"><text:span text:style-name="T102">Coordination</text:span></text:p></draw:text-box></draw:frame><draw:frame draw:style-name="gr7" draw:text-style-name="P160" svg:width="2.232cm" svg:height="0.563cm" svg:x="11.067cm" svg:y="5.663cm"><draw:text-box><text:p text:style-name="P159"><text:span text:style-name="T102">Programme</text:span></text:p></draw:text-box></draw:frame><draw:frame draw:style-name="gr7" draw:text-style-name="P160" svg:width="2.095cm" svg:height="0.563cm" svg:x="10.961cm" svg:y="1.712cm"><draw:text-box><text:p text:style-name="P159"><text:span text:style-name="T102">Partenaire recherche</text:span></text:p></draw:text-box></draw:frame><draw:line draw:style-name="gr8" draw:text-style-name="P158" svg:x1="7.62cm" svg:y1="4.519cm" svg:x2="7.62cm" svg:y2="7.421cm"><text:p/></draw:line><draw:custom-shape draw:style-name="gr9" draw:text-style-name="P157" svg:width="0.533cm" svg:height="0.533cm" svg:x="4.976cm" svg:y="7.858cm"><text:p/><draw:enhanced-geometry svg:viewBox="0 0 21600 21600" draw:type="rectangle" draw:enhanced-path="M 0 0 L 21600 0 21600 21600 0 21600 0 0 Z N"/></draw:custom-shape><draw:custom-shape draw:style-name="gr9" draw:text-style-name="P157" svg:width="0.532cm" svg:height="0.533cm" svg:x="5.622cm" svg:y="7.858cm"><text:p/><draw:enhanced-geometry svg:viewBox="0 0 21600 21600" draw:type="rectangle" draw:enhanced-path="M 0 0 L 21600 0 21600 21600 0 21600 0 0 Z N"/></draw:custom-shape><draw:custom-shape draw:style-name="gr9" draw:text-style-name="P157" svg:width="0.532cm" svg:height="0.533cm" svg:x="6.271cm" svg:y="7.858cm"><text:p/><draw:enhanced-geometry svg:viewBox="0 0 21600 21600" draw:type="rectangle" draw:enhanced-path="M 0 0 L 21600 0 21600 21600 0 21600 0 0 Z N"/></draw:custom-shape><draw:custom-shape draw:style-name="gr9" draw:text-style-name="P157" svg:width="0.532cm" svg:height="0.533cm" svg:x="6.916cm" svg:y="7.858cm"><text:p/><draw:enhanced-geometry svg:viewBox="0 0 21600 21600" draw:type="rectangle" draw:enhanced-path="M 0 0 L 21600 0 21600 21600 0 21600 0 0 Z N"/></draw:custom-shape><draw:custom-shape draw:style-name="gr9" draw:text-style-name="P157" svg:width="0.532cm" svg:height="0.533cm" svg:x="7.566cm" svg:y="7.858cm"><text:p/><draw:enhanced-geometry svg:viewBox="0 0 21600 21600" draw:type="rectangle" draw:enhanced-path="M 0 0 L 21600 0 21600 21600 0 21600 0 0 Z N"/></draw:custom-shape><draw:custom-shape draw:style-name="gr9" draw:text-style-name="P157" svg:width="0.532cm" svg:height="0.533cm" svg:x="8.213cm" svg:y="7.858cm"><text:p/><draw:enhanced-geometry svg:viewBox="0 0 21600 21600" draw:type="rectangle" draw:enhanced-path="M 0 0 L 21600 0 21600 21600 0 21600 0 0 Z N"/></draw:custom-shape><draw:custom-shape draw:style-name="gr9" draw:text-style-name="P157" svg:width="0.533cm" svg:height="0.533cm" svg:x="8.859cm" svg:y="7.858cm"><text:p/><draw:enhanced-geometry svg:viewBox="0 0 21600 21600" draw:type="rectangle" draw:enhanced-path="M 0 0 L 21600 0 21600 21600 0 21600 0 0 Z N"/></draw:custom-shape><draw:custom-shape draw:style-name="gr9" draw:text-style-name="P157" svg:width="0.533cm" svg:height="0.533cm" svg:x="9.506cm" svg:y="7.858cm"><text:p/><draw:enhanced-geometry svg:viewBox="0 0 21600 21600" draw:type="rectangle" draw:enhanced-path="M 0 0 L 21600 0 21600 21600 0 21600 0 0 Z N"/></draw:custom-shape><draw:frame draw:style-name="gr7" draw:text-style-name="P160" svg:width="2.632cm" svg:height="0.969cm" svg:x="2.923cm" svg:y="2.035cm"><draw:text-box><text:p text:style-name="P159"><text:span text:style-name="T103">Store central des données</text:span></text:p></draw:text-box></draw:frame><draw:frame draw:style-name="gr7" draw:text-style-name="P162" svg:width="3.497cm" svg:height="1.375cm" svg:x="10.148cm" svg:y="0.093cm"><draw:text-box><text:p text:style-name="P161"><text:span text:style-name="T104">Tableaux de bord par niveaux d’utilisateurs</text:span></text:p></draw:text-box></draw:frame><draw:frame draw:style-name="gr7" draw:text-style-name="P162" svg:width="2.849cm" svg:height="1.375cm" svg:x="0.981cm" svg:y="7.639cm"><draw:text-box><text:p text:style-name="P161"><text:span text:style-name="T103">Collecte dans les programmes</text:span></text:p></draw:text-box></draw:frame></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0"/>
      <text:p text:style-name="P42"/>
      <text:p text:style-name="P94"/>
      <text:p text:style-name="P94"/>
      <text:p text:style-name="P94"/>
      <text:p text:style-name="P94"/>
      <text:p text:style-name="P19"/>
      <text:p text:style-name="P2"><text:soft-page-break/>Description de la structure de la base de données.</text:p>
      <text:p text:style-name="P46"/>
      <text:p text:style-name="P46"/>
      <text:p text:style-name="P46"/>
      <text:p text:style-name="P46"/>
      <text:p text:style-name="P46">L<text:span text:style-name="T65">a base de données</text:span> se compose de plusieurs <text:span text:style-name="T16">éléments</text:span> ;</text:p>
      <text:p text:style-name="P46"/>
      <text:p text:style-name="P39">Une <text:span text:style-name="T19">organisation</text:span> développe un ou plusieurs projets ayant chacun son système de données sanitaire<text:span text:style-name="T18">s</text:span>.</text:p>
      <text:p text:style-name="P39"/>
      <text:p text:style-name="P39">Un <text:span text:style-name="T19">projet</text:span> développe un systè<text:span text:style-name="T18">m</text:span>e d’information sanitaire qui peut contenir un ou plu<text:span text:style-name="T18">sieu</text:span>rs domaine<text:span text:style-name="T101">s</text:span> de données.</text:p>
      <text:p text:style-name="P39"/>
      <text:p text:style-name="P46">Un <text:span text:style-name="T19">domaine de données</text:span> est un ensemble de modules de données nécessaire<text:span text:style-name="T18">s</text:span> au suivi d’un service de soins (salle de gynécologie, salle de soins de plaies, Unité de prise en charge du VIH, consultation générale dans un centre de santé…).</text:p>
      <text:p text:style-name="P46"/>
      <text:p text:style-name="P46">Un <text:span text:style-name="T19">module de données</text:span> est un ensemble de <text:span text:style-name="T18">variables</text:span> nécessaire<text:span text:style-name="T18">s</text:span> au suivi d’activités de <text:span text:style-name="T14">même nature (Enregistrement administratif, Antécédent médicaux, Examen clinique gynécologique, prescription d’examens paracliniques, prescription de médicaments…).</text:span></text:p>
      <text:p text:style-name="P40"/>
      <text:p text:style-name="P40">Une <text:span text:style-name="T19">variable</text:span> est une donnée qui permet de décrire un individu ou une activité. Une variable peut être quantitative (poids, taille, nombre d’enfant…) ou qualitative (sexe, couleur des yeux…).</text:p>
      <text:p text:style-name="P40"/>
      <text:p text:style-name="P40">Un variable peut prendre différentes <text:span text:style-name="T19">valeurs</text:span>. Une variable sera liée à un ensemble de valeurs (<text:span text:style-name="T15">la variable « </text:span>sexe » <text:span text:style-name="T15">est</text:span> lié<text:span text:style-name="T15">s</text:span> <text:span text:style-name="T15">au valeurs « </text:span>masculin » <text:span text:style-name="T15">ou « </text:span>féminin »).</text:p>
      <text:p text:style-name="P40"/>
      <text:p text:style-name="P31"><text:span text:style-name="T14">Un </text:span><text:span text:style-name="T20">indicateur</text:span><text:span text:style-name="T14"> est </text:span>un instrument qui mesure un aspect quantifiable des soins <text:span text:style-name="T15">ou de l’état d’un individu ou d’une population. Les indicateurs peuvent être une variable ou une élément calculé à partir de plusieurs variables (taux, incidence, proportion).</text:span></text:p>
      <text:p text:style-name="P111"><draw:frame text:anchor-type="paragraph" draw:z-index="0" draw:name="Forme1" draw:style-name="gr1" draw:text-style-name="P155" svg:width="3.816cm" svg:height="1.331cm" svg:x="5.937cm" svg:y="0.633cm"><draw:text-box><text:p text:style-name="P154">Organisation</text:p><text:p text:style-name="P154">(ASCRES)</text:p></draw:text-box></draw:frame><draw:frame text:anchor-type="paragraph" draw:z-index="1" draw:name="Forme1" draw:style-name="gr2" draw:text-style-name="P155" svg:width="5.673cm" svg:height="1.594cm" svg:x="1.937cm" svg:y="2.633cm"><draw:text-box><text:p text:style-name="P154">Projet 1</text:p><text:p text:style-name="P154">(District de santé d’Akonolinga au Cameroun)</text:p></draw:text-box></draw:frame><draw:frame text:anchor-type="paragraph" draw:z-index="2" draw:name="Forme1" draw:style-name="gr2" draw:text-style-name="P155" svg:width="5.673cm" svg:height="1.594cm" svg:x="8.938cm" svg:y="2.633cm"><draw:text-box><text:p text:style-name="P154">Projet 2</text:p><text:p text:style-name="P154">(Hôpital de Ayos au Togo)</text:p></draw:text-box></draw:frame><draw:frame text:anchor-type="paragraph" draw:z-index="3" draw:name="Forme1" draw:style-name="gr2" draw:text-style-name="P155" svg:width="4.359cm" svg:height="1.594cm" svg:x="-0.064cm" svg:y="5.634cm"><draw:text-box><text:p text:style-name="P154">Domaine 1</text:p><text:p text:style-name="P154">Consultations gynécologiques</text:p></draw:text-box></draw:frame><draw:frame text:anchor-type="paragraph" draw:z-index="4" draw:name="Forme1" draw:style-name="gr2" draw:text-style-name="P155" svg:width="4.359cm" svg:height="1.594cm" svg:x="4.937cm" svg:y="5.634cm"><draw:text-box><text:p text:style-name="P154">Domaine 2</text:p><text:p text:style-name="P154">Carnet de vaccinations</text:p></draw:text-box></draw:frame><draw:frame text:anchor-type="paragraph" draw:z-index="5" draw:name="Forme1" draw:style-name="gr2" draw:text-style-name="P155" svg:width="4.359cm" svg:height="1.594cm" svg:x="9.938cm" svg:y="5.634cm"><draw:text-box><text:p text:style-name="P154">Domaine 1</text:p><text:p text:style-name="P154">Soins de plaie</text:p></draw:text-box></draw:frame><draw:frame text:anchor-type="paragraph" draw:z-index="6" draw:name="Forme1" draw:style-name="gr2" draw:text-style-name="P155" svg:width="3.44cm" svg:height="1.594cm" svg:x="-0.064cm" svg:y="8.634cm"><draw:text-box><text:p text:style-name="P154">Module 1</text:p><text:p text:style-name="P154">Admission hospitalière</text:p></draw:text-box></draw:frame><draw:frame text:anchor-type="paragraph" draw:z-index="7" draw:name="Forme1" draw:style-name="gr2" draw:text-style-name="P155" svg:width="3.44cm" svg:height="1.594cm" svg:x="3.937cm" svg:y="8.634cm"><draw:text-box><text:p text:style-name="P154">Module 2</text:p><text:p text:style-name="P154">Antécédents médicaux</text:p></draw:text-box></draw:frame><draw:frame text:anchor-type="paragraph" draw:z-index="8" draw:name="Forme1" draw:style-name="gr2" draw:text-style-name="P155" svg:width="3.44cm" svg:height="1.594cm" svg:x="7.938cm" svg:y="8.634cm"><draw:text-box><text:p text:style-name="P154">Module 3</text:p><text:p text:style-name="P154">Examen clinique cardiaque</text:p></draw:text-box></draw:frame><draw:frame text:anchor-type="paragraph" draw:z-index="9" draw:name="Forme1" draw:style-name="gr2" draw:text-style-name="P155" svg:width="3.44cm" svg:height="1.594cm" svg:x="11.938cm" svg:y="8.634cm"><draw:text-box><text:p text:style-name="P154">Module 4</text:p><text:p text:style-name="P154">Prescription de test paraclinique</text:p></draw:text-box></draw:frame><draw:frame text:anchor-type="paragraph" draw:z-index="10" draw:name="Forme1" draw:style-name="gr2" draw:text-style-name="P155" svg:width="3.44cm" svg:height="1.594cm" svg:x="-0.064cm" svg:y="11.635cm"><draw:text-box><text:p text:style-name="P154">Variable 1</text:p><text:p text:style-name="P154">Nom</text:p></draw:text-box></draw:frame><draw:frame text:anchor-type="paragraph" draw:z-index="11" draw:name="Forme1" draw:style-name="gr2" draw:text-style-name="P155" svg:width="3.44cm" svg:height="1.594cm" svg:x="3.937cm" svg:y="11.635cm"><draw:text-box><text:p text:style-name="P154">Variable 2</text:p><text:p text:style-name="P154">Prénom</text:p></draw:text-box></draw:frame><draw:frame text:anchor-type="paragraph" draw:z-index="12" draw:name="Forme1" draw:style-name="gr2" draw:text-style-name="P155" svg:width="3.44cm" svg:height="1.594cm" svg:x="7.938cm" svg:y="11.635cm"><draw:text-box><text:p text:style-name="P154">Variable 3</text:p><text:p text:style-name="P154">Date de naissance</text:p></draw:text-box></draw:frame><draw:frame text:anchor-type="paragraph" draw:z-index="13" draw:name="Forme1" draw:style-name="gr2" draw:text-style-name="P155" svg:width="3.44cm" svg:height="1.594cm" svg:x="11.938cm" svg:y="11.635cm"><draw:text-box><text:p text:style-name="P154">Variable 4</text:p><text:p text:style-name="P154">Adres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urier New" svg:font-family="'Courier New'" style:font-family-generic="modern"/>
    <style:font-face style:name="MS Gothic1" svg:font-family="'MS Gothic', 'ＭＳ ゴシック'" style:font-family-generic="modern"/>
    <style:font-face style:name="Arial2" svg:font-family="Arial" style:font-family-generic="swiss"/>
    <style:font-face style:name="Courier New1" svg:font-family="'Courier New'" style:font-family-generic="modern" style:font-pitch="fixed"/>
    <style:font-face style:name="MS Gothic" svg:font-family="'MS Gothic', 'ＭＳ ゴシック'"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WW8Num6z0" style:family="text">
      <style:text-properties fo:color="#000000" style:font-name="Courier New" fo:font-family="'Courier New'" style:font-family-generic="modern" fo:font-size="10pt" fo:language="fr" fo:country="FR" style:font-size-asian="10pt" style:font-name-complex="Courier New" style:font-family-complex="'Courier New'" style:font-family-generic-complex="modern" style:font-size-complex="10pt"/>
    </style:style>
    <style:style style:name="WW8Num11z0" style:family="text">
      <style:text-properties style:font-name="Symbol" fo:font-family="Symbol" style:font-family-generic="roman" style:font-pitch="variable" fo:font-size="10pt" fo:language="fr" fo:country="FR" style:font-size-asian="10pt" style:font-name-complex="OpenSymbol1" style:font-family-complex="OpenSymbol, 'Arial Unicode MS'" style:font-charset-complex="x-symbol" style:font-size-complex="10pt"/>
    </style:style>
    <style:style style:name="WW8Num11z1" style:family="text">
      <style:text-properties style:font-name="OpenSymbol1" fo:font-family="OpenSymbol, 'Arial Unicode MS'" style:font-charset="x-symbol" style:font-name-complex="OpenSymbol1" style:font-family-complex="OpenSymbol, 'Arial Unicode MS'" style:font-charset-complex="x-symbol"/>
    </style:style>
    <style:style style:name="Numbering_20_Symbols" style:display-name="Numbering Symbols" style:family="text"/>
    <style:style style:name="WW8Num7z0" style:family="text">
      <style:text-properties style:font-name="Arial" fo:font-family="Arial" style:font-family-generic="swiss" style:font-pitch="variable" fo:font-size="10pt" fo:language="fr" fo:country="FR" fo:font-weight="bold" style:font-size-asian="10pt" style:font-weight-asian="bold" style:font-name-complex="Arial" style:font-family-complex="Arial" style:font-family-generic-complex="swiss" style:font-pitch-complex="variable" style:font-size-complex="10pt"/>
    </style:style>
    <style:style style:name="WW8Num7z1" style:family="text">
      <style:text-properties style:font-name="Arial" fo:font-family="Arial" style:font-family-generic="swiss" style:font-pitch="variable" fo:font-size="10pt" fo:language="fr" fo:country="FR" fo:font-weight="bold" style:font-size-asian="10pt" style:font-weight-asian="bold" style:font-name-complex="Arial" style:font-family-complex="Arial" style:font-family-generic-complex="swiss" style:font-pitch-complex="variable" style:font-size-complex="10pt"/>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2z0" style:family="text">
      <style:text-properties style:font-name="Arial" fo:font-family="Arial" style:font-family-generic="swiss" style:font-pitch="variable" fo:font-size="10pt" fo:language="fr" fo:country="CH" style:font-size-asian="10pt" style:font-name-complex="Arial" style:font-family-complex="Arial" style:font-family-generic-complex="swiss" style:font-pitch-complex="variable" style:font-size-complex="10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9z0" style:family="text">
      <style:text-properties style:font-name="Courier New" fo:font-family="'Courier New'" style:font-family-generic="modern" fo:font-size="10pt" fo:language="fr" fo:country="FR" style:font-size-asian="10pt" style:font-name-complex="Courier New" style:font-family-complex="'Courier New'" style:font-family-generic-complex="modern" style:font-size-complex="10pt"/>
    </style:style>
    <style:style style:name="WW8Num2z0" style:family="text">
      <style:text-properties style:font-name="Courier New" fo:font-family="'Courier New'" style:font-family-generic="modern" fo:font-size="10pt" fo:language="fr" fo:country="FR" style:font-size-asian="10pt" style:font-name-complex="Courier New" style:font-family-complex="'Courier New'" style:font-family-generic-complex="modern" style:font-size-complex="10pt"/>
    </style:style>
    <style:style style:name="WW8Num2z1" style:family="text"/>
    <style:style style:name="WW8Num2z2" style:family="text">
      <style:text-properties style:font-name="Arial" fo:font-family="Arial" style:font-family-generic="swiss" style:font-pitch="variable" fo:font-size="10pt" fo:language="fr" fo:country="FR" style:font-size-asian="10pt" style:font-name-complex="Arial" style:font-family-complex="Arial" style:font-family-generic-complex="swiss" style:font-pitch-complex="variable" style:font-size-complex="10pt"/>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0" style:family="text">
      <style:text-properties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Appel_20_note_20_de_20_bas_20_de_20_p." style:display-name="Appel note de bas de p." style:family="text">
      <style:text-properties style:text-position="super 58%"/>
    </style:style>
    <style:style style:name="WW8Num1z0" style:family="text">
      <style:text-properties style:font-name="Courier New" fo:font-family="'Courier New'" style:font-family-generic="modern" fo:font-size="10pt" fo:language="fr" fo:country="FR" style:font-size-asian="10pt" style:font-name-complex="Courier New" style:font-family-complex="'Courier New'" style:font-family-generic-complex="modern" style:font-size-complex="10pt"/>
    </style:style>
    <style:style style:name="WW8Num4z0" style:family="text">
      <style:text-properties style:font-name="Courier New" fo:font-family="'Courier New'" style:font-family-generic="modern" fo:font-size="10pt" fo:language="fr" fo:country="FR" style:font-size-asian="10pt" style:font-name-complex="Courier New" style:font-family-complex="'Courier New'" style:font-family-generic-complex="modern"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0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0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0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0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0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0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0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0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cm" fo:text-indent="-0.499cm" fo:margin-left="1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4:44:50.113000000</meta:creation-date>
    <dc:date>2018-12-02T18:37:09.895994102</dc:date>
    <meta:editing-duration>PT21H56M9S</meta:editing-duration>
    <meta:editing-cycles>72</meta:editing-cycles>
    <meta:generator>LibreOffice/5.1.6.2$Linux_X86_64 LibreOffice_project/10m0$Build-2</meta:generator>
    <dc:creator>Tolokoban </dc:creator>
    <meta:document-statistic meta:table-count="2" meta:image-count="0" meta:object-count="0" meta:page-count="9" meta:paragraph-count="217" meta:word-count="3071" meta:character-count="19946" meta:non-whitespace-character-count="17077"/>
  </office:meta>
</office:document-meta>
</file>